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52cm" fo:min-width="1.132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352cm" fo:min-width="1.251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352cm" fo:min-width="1.23cm" fo:padding-top="0cm" fo:padding-bottom="0cm" fo:padding-left="0cm" fo:padding-right="0cm"/>
      <style:paragraph-properties style:writing-mode="lr-tb"/>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textarea-horizontal-align="left" draw:textarea-vertical-align="top" draw:auto-grow-height="true" draw:auto-grow-width="true" fo:min-height="0.352cm" fo:min-width="0.35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52cm" fo:min-width="6.898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52cm" fo:min-width="3.63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52cm" fo:min-width="7.389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52cm" fo:min-width="4.566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52cm" fo:min-width="14.99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52cm" fo:min-width="10.5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52cm" fo:min-width="15.521cm" fo:padding-top="0cm" fo:padding-bottom="0cm" fo:padding-left="0cm" fo:padding-right="0cm"/>
      <style:paragraph-properties style:writing-mode="lr-tb"/>
    </style:style>
    <style:style style:name="gr13" style:family="graphic" style:parent-style-name="standard">
      <style:graphic-properties draw:stroke="none" draw:fill="solid" draw:fill-color="#ffffff"/>
    </style:style>
    <style:style style:name="gr14" style:family="graphic" style:parent-style-name="standard">
      <style:graphic-properties draw:stroke="none" draw:fill="solid" draw:fill-color="#009494"/>
    </style:style>
    <style:style style:name="gr15" style:family="graphic" style:parent-style-name="standard">
      <style:graphic-properties draw:stroke="none" draw:fill="none" draw:textarea-horizontal-align="left" draw:textarea-vertical-align="top" draw:auto-grow-height="true" draw:auto-grow-width="true" fo:min-height="0.352cm" fo:min-width="11.534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24cm" fo:min-width="6.149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24cm" fo:min-width="0.422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24cm" fo:min-width="16.012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24cm" fo:min-width="6.547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24cm" fo:min-width="0.993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24cm" fo:min-width="3.49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24cm" fo:min-width="3.2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24cm" fo:min-width="9.938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24cm" fo:min-width="7.614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424cm" fo:min-width="2.76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424cm" fo:min-width="9.29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24cm" fo:min-width="7.719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24cm" fo:min-width="3.492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24cm" fo:min-width="10.08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24cm" fo:min-width="9.447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24cm" fo:min-width="1.905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24cm" fo:min-width="5.527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24cm" fo:min-width="3.029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24cm" fo:min-width="5.853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24cm" fo:min-width="2.41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24cm" fo:min-width="9.832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24cm" fo:min-width="0.92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24cm" fo:min-width="2.221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24cm" fo:min-width="9.625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24cm" fo:min-width="2.69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24cm" fo:min-width="3.11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424cm" fo:min-width="9.565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24cm" fo:min-width="2.60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24cm" fo:min-width="11.538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24cm" fo:min-width="3.363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24cm" fo:min-width="15.64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24cm" fo:min-width="16.114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24cm" fo:min-width="15.894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24cm" fo:min-width="15.255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24cm" fo:min-width="15.826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424cm" fo:min-width="15.797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424cm" fo:min-width="15.157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424cm" fo:min-width="15.543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24cm" fo:min-width="2.72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424cm" fo:min-width="3.346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424cm" fo:min-width="15.941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424cm" fo:min-width="16.139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24cm" fo:min-width="15.835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24cm" fo:min-width="15.758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24cm" fo:min-width="15.449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24cm" fo:min-width="11.106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style:writing-mode="lr-tb"/>
      <style:text-properties fo:font-size="9.89999961853027pt" style:font-size-asian="9.89999961853027pt" style:font-size-complex="9.89999961853027pt"/>
    </style:style>
    <style:style style:name="P3" style:family="paragraph">
      <loext:graphic-properties draw:fill="solid" draw:fill-color="#000000"/>
    </style:style>
    <style:style style:name="P4" style:family="paragraph">
      <loext:graphic-properties draw:fill="solid" draw:fill-color="#ffffff"/>
    </style:style>
    <style:style style:name="P5" style:family="paragraph">
      <loext:graphic-properties draw:fill="solid" draw:fill-color="#009494"/>
    </style:style>
    <style:style style:name="P6" style:family="paragraph">
      <loext:graphic-properties draw:fill="none"/>
      <style:paragraph-properties style:writing-mode="lr-tb"/>
      <style:text-properties fo:font-size="12pt" style:font-size-asian="12pt" style:font-size-complex="12pt"/>
    </style:style>
    <style:style style:name="P7" style:family="paragraph">
      <loext:graphic-properties draw:fill="none"/>
      <style:paragraph-properties fo:text-align="start" style:writing-mode="lr-tb"/>
      <style:text-properties fo:font-size="12pt" style:font-size-asian="12pt" style:font-size-complex="12pt"/>
    </style:style>
    <style:style style:name="T1" style:family="text">
      <style:text-properties fo:color="#000000" loext:opacity="100%" style:font-name="Helvetica1" fo:font-size="9.89999961853027pt" fo:font-weight="normal" style:font-size-asian="9.89999961853027pt" style:font-weight-asian="normal" style:font-name-complex="Helvetica1" style:font-size-complex="9.89999961853027pt" style:font-weight-complex="normal"/>
    </style:style>
    <style:style style:name="T2" style:family="text">
      <style:text-properties fo:color="#000000" loext:opacity="100%" style:font-name="Helvetica1" fo:font-size="12pt" fo:font-weight="bold" style:font-size-asian="12pt" style:font-weight-asian="bold" style:font-name-complex="Helvetica1" style:font-size-complex="12pt" style:font-weight-complex="bold"/>
    </style:style>
    <style:style style:name="T3" style:family="text">
      <style:text-properties fo:color="#000000" loext:opacity="100%" style:font-name="Helvetica1" fo:font-size="12pt" fo:font-weight="normal" style:font-size-asian="12pt" style:font-weight-asian="normal" style:font-name-complex="Helvetica1"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132cm" svg:height="0.352cm" svg:x="2.692cm" svg:y="1.336cm">
          <draw:text-box>
            <text:p text:style-name="P1"><text:span text:style-name="T1">Name: </text:span></text:p>
          </draw:text-box>
        </draw:frame>
        <draw:frame draw:style-name="gr2" draw:text-style-name="P2" draw:layer="layout" svg:width="1.251cm" svg:height="0.352cm" svg:x="2.692cm" svg:y="1.742cm">
          <draw:text-box>
            <text:p text:style-name="P1"><text:span text:style-name="T1">Klasse: </text:span></text:p>
          </draw:text-box>
        </draw:frame>
        <draw:frame draw:style-name="gr3" draw:text-style-name="P2" draw:layer="layout" svg:width="1.23cm" svg:height="0.352cm" svg:x="2.692cm" svg:y="2.148cm">
          <draw:text-box>
            <text:p text:style-name="P1"><text:span text:style-name="T1">Datum: </text:span></text:p>
          </draw:text-box>
        </draw:frame>
        <draw:polygon draw:style-name="gr4" draw:text-style-name="P3" draw:layer="layout" svg:width="0.017cm" svg:height="0.017cm" svg:x="2.489cm" svg:y="1.248cm" svg:viewBox="0 0 18 18" draw:points="0,18 18,18 18,0 0,0">
          <text:p/>
        </draw:polygon>
        <draw:polygon draw:style-name="gr4" draw:text-style-name="P3" draw:layer="layout" svg:width="0.017cm" svg:height="0.017cm" svg:x="2.489cm" svg:y="1.248cm" svg:viewBox="0 0 18 18" draw:points="0,18 18,18 18,0 0,0">
          <text:p/>
        </draw:polygon>
        <draw:polygon draw:style-name="gr4" draw:text-style-name="P3" draw:layer="layout" svg:width="7.984cm" svg:height="0.017cm" svg:x="2.506cm" svg:y="1.248cm" svg:viewBox="0 0 7985 18" draw:points="0,18 7985,18 7985,0 0,0">
          <text:p/>
        </draw:polygon>
        <draw:polygon draw:style-name="gr4" draw:text-style-name="P3" draw:layer="layout" svg:width="0.017cm" svg:height="0.017cm" svg:x="10.49cm" svg:y="1.248cm" svg:viewBox="0 0 18 18" draw:points="0,18 18,18 18,0 0,0">
          <text:p/>
        </draw:polygon>
        <draw:polygon draw:style-name="gr4" draw:text-style-name="P3" draw:layer="layout" svg:width="7.984cm" svg:height="0.017cm" svg:x="10.507cm" svg:y="1.248cm" svg:viewBox="0 0 7985 18" draw:points="0,18 7985,18 7985,0 0,0">
          <text:p/>
        </draw:polygon>
        <draw:polygon draw:style-name="gr4" draw:text-style-name="P3" draw:layer="layout" svg:width="0.017cm" svg:height="0.017cm" svg:x="18.491cm" svg:y="1.248cm" svg:viewBox="0 0 18 18" draw:points="0,18 18,18 18,0 0,0">
          <text:p/>
        </draw:polygon>
        <draw:polygon draw:style-name="gr4" draw:text-style-name="P3" draw:layer="layout" svg:width="0.017cm" svg:height="0.017cm" svg:x="18.491cm" svg:y="1.248cm" svg:viewBox="0 0 18 18" draw:points="0,18 18,18 18,0 0,0">
          <text:p/>
        </draw:polygon>
        <draw:polygon draw:style-name="gr4" draw:text-style-name="P3" draw:layer="layout" svg:width="0.017cm" svg:height="1.219cm" svg:x="2.489cm" svg:y="1.265cm" svg:viewBox="0 0 18 1220" draw:points="0,1220 18,1220 18,0 0,0">
          <text:p/>
        </draw:polygon>
        <draw:polygon draw:style-name="gr4" draw:text-style-name="P3" draw:layer="layout" svg:width="0.017cm" svg:height="1.219cm" svg:x="10.49cm" svg:y="1.265cm" svg:viewBox="0 0 18 1220" draw:points="0,1220 18,1220 18,0 0,0">
          <text:p/>
        </draw:polygon>
        <draw:polygon draw:style-name="gr4" draw:text-style-name="P3" draw:layer="layout" svg:width="0.017cm" svg:height="1.219cm" svg:x="18.491cm" svg:y="1.265cm" svg:viewBox="0 0 18 1220" draw:points="0,1220 18,1220 18,0 0,0">
          <text:p/>
        </draw:polygon>
        <draw:frame draw:style-name="gr5" draw:text-style-name="P2" draw:layer="layout" svg:width="0.35cm" svg:height="0.352cm" svg:x="18.28cm" svg:y="2.136cm">
          <draw:text-box>
            <text:p text:style-name="P1"><text:span text:style-name="T1"><text:s/></text:span></text:p>
          </draw:text-box>
        </draw:frame>
        <draw:frame draw:style-name="gr6" draw:text-style-name="P2" draw:layer="layout" svg:width="6.898cm" svg:height="0.352cm" svg:x="2.692cm" svg:y="2.572cm">
          <draw:text-box>
            <text:p text:style-name="P1"><text:span text:style-name="T1">Lernfeld 6: Entwickeln und Bereitstellen von </text:span></text:p>
          </draw:text-box>
        </draw:frame>
        <draw:frame draw:style-name="gr7" draw:text-style-name="P2" draw:layer="layout" svg:width="3.634cm" svg:height="0.352cm" svg:x="2.692cm" svg:y="2.978cm">
          <draw:text-box>
            <text:p text:style-name="P1"><text:span text:style-name="T1">Anwendungssystemen </text:span></text:p>
          </draw:text-box>
        </draw:frame>
        <draw:frame draw:style-name="gr8" draw:text-style-name="P2" draw:layer="layout" svg:width="7.389cm" svg:height="0.352cm" svg:x="10.689cm" svg:y="2.572cm">
          <draw:text-box>
            <text:p text:style-name="P1"><text:span text:style-name="T1">Entwicklungsstrategien und Vorgehensmodelle </text:span></text:p>
          </draw:text-box>
        </draw:frame>
        <draw:polygon draw:style-name="gr4" draw:text-style-name="P3" draw:layer="layout" svg:width="0.017cm" svg:height="0.017cm" svg:x="2.489cm" svg:y="2.484cm" svg:viewBox="0 0 18 18" draw:points="0,18 18,18 18,0 0,0">
          <text:p/>
        </draw:polygon>
        <draw:polygon draw:style-name="gr4" draw:text-style-name="P3" draw:layer="layout" svg:width="7.984cm" svg:height="0.017cm" svg:x="2.506cm" svg:y="2.484cm" svg:viewBox="0 0 7985 18" draw:points="0,18 7985,18 7985,0 0,0">
          <text:p/>
        </draw:polygon>
        <draw:polygon draw:style-name="gr4" draw:text-style-name="P3" draw:layer="layout" svg:width="0.017cm" svg:height="0.017cm" svg:x="10.49cm" svg:y="2.484cm" svg:viewBox="0 0 18 18" draw:points="0,18 18,18 18,0 0,0">
          <text:p/>
        </draw:polygon>
        <draw:polygon draw:style-name="gr4" draw:text-style-name="P3" draw:layer="layout" svg:width="7.984cm" svg:height="0.017cm" svg:x="10.507cm" svg:y="2.484cm" svg:viewBox="0 0 7985 18" draw:points="0,18 7985,18 7985,0 0,0">
          <text:p/>
        </draw:polygon>
        <draw:polygon draw:style-name="gr4" draw:text-style-name="P3" draw:layer="layout" svg:width="0.017cm" svg:height="0.017cm" svg:x="18.491cm" svg:y="2.484cm" svg:viewBox="0 0 18 18" draw:points="0,18 18,18 18,0 0,0">
          <text:p/>
        </draw:polygon>
        <draw:polygon draw:style-name="gr4" draw:text-style-name="P3" draw:layer="layout" svg:width="0.017cm" svg:height="0.813cm" svg:x="2.489cm" svg:y="2.501cm" svg:viewBox="0 0 18 814" draw:points="0,814 18,814 18,0 0,0">
          <text:p/>
        </draw:polygon>
        <draw:polygon draw:style-name="gr4" draw:text-style-name="P3" draw:layer="layout" svg:width="0.017cm" svg:height="0.017cm" svg:x="2.489cm" svg:y="3.314cm" svg:viewBox="0 0 18 18" draw:points="0,18 18,18 18,0 0,0">
          <text:p/>
        </draw:polygon>
        <draw:polygon draw:style-name="gr4" draw:text-style-name="P3" draw:layer="layout" svg:width="0.017cm" svg:height="0.017cm" svg:x="2.489cm" svg:y="3.314cm" svg:viewBox="0 0 18 18" draw:points="0,18 18,18 18,0 0,0">
          <text:p/>
        </draw:polygon>
        <draw:polygon draw:style-name="gr4" draw:text-style-name="P3" draw:layer="layout" svg:width="7.984cm" svg:height="0.017cm" svg:x="2.506cm" svg:y="3.314cm" svg:viewBox="0 0 7985 18" draw:points="0,18 7985,18 7985,0 0,0">
          <text:p/>
        </draw:polygon>
        <draw:polygon draw:style-name="gr4" draw:text-style-name="P3" draw:layer="layout" svg:width="0.017cm" svg:height="0.813cm" svg:x="10.49cm" svg:y="2.501cm" svg:viewBox="0 0 18 814" draw:points="0,814 18,814 18,0 0,0">
          <text:p/>
        </draw:polygon>
        <draw:polygon draw:style-name="gr4" draw:text-style-name="P3" draw:layer="layout" svg:width="0.017cm" svg:height="0.017cm" svg:x="10.49cm" svg:y="3.314cm" svg:viewBox="0 0 18 18" draw:points="0,18 18,18 18,0 0,0">
          <text:p/>
        </draw:polygon>
        <draw:polygon draw:style-name="gr4" draw:text-style-name="P3" draw:layer="layout" svg:width="7.984cm" svg:height="0.017cm" svg:x="10.507cm" svg:y="3.314cm" svg:viewBox="0 0 7985 18" draw:points="0,18 7985,18 7985,0 0,0">
          <text:p/>
        </draw:polygon>
        <draw:polygon draw:style-name="gr4" draw:text-style-name="P3" draw:layer="layout" svg:width="0.017cm" svg:height="0.813cm" svg:x="18.491cm" svg:y="2.501cm" svg:viewBox="0 0 18 814" draw:points="0,814 18,814 18,0 0,0">
          <text:p/>
        </draw:polygon>
        <draw:polygon draw:style-name="gr4" draw:text-style-name="P3" draw:layer="layout" svg:width="0.017cm" svg:height="0.017cm" svg:x="18.491cm" svg:y="3.314cm" svg:viewBox="0 0 18 18" draw:points="0,18 18,18 18,0 0,0">
          <text:p/>
        </draw:polygon>
        <draw:polygon draw:style-name="gr4" draw:text-style-name="P3" draw:layer="layout" svg:width="0.017cm" svg:height="0.017cm" svg:x="18.491cm" svg:y="3.314cm" svg:viewBox="0 0 18 18" draw:points="0,18 18,18 18,0 0,0">
          <text:p/>
        </draw:polygon>
        <draw:frame draw:style-name="gr9" draw:text-style-name="P2" draw:layer="layout" svg:width="4.566cm" svg:height="0.352cm" svg:x="10.689cm" svg:y="2.978cm">
          <draw:text-box>
            <text:p text:style-name="P1"><text:span text:style-name="T1">der Anwendungsentwicklung </text:span></text:p>
          </draw:text-box>
        </draw:frame>
        <draw:frame draw:style-name="gr5" draw:text-style-name="P2" draw:layer="layout" svg:width="0.35cm" svg:height="0.352cm" svg:x="2.498cm" svg:y="3.401cm">
          <draw:text-box>
            <text:p text:style-name="P1"><text:span text:style-name="T1"><text:s/></text:span></text:p>
          </draw:text-box>
        </draw:frame>
        <draw:frame draw:style-name="gr10" draw:text-style-name="P2" draw:layer="layout" svg:width="14.996cm" svg:height="0.352cm" svg:x="2.498cm" svg:y="26.901cm">
          <draw:text-box>
            <text:p text:style-name="P1"><text:span text:style-name="T1">Quellen: Ringhand, Klaus (2008): Entwickeln und Bereitstellen von Anwendungssystemen für IT-</text:span></text:p>
          </draw:text-box>
        </draw:frame>
        <draw:frame draw:style-name="gr11" draw:text-style-name="P2" draw:layer="layout" svg:width="10.59cm" svg:height="0.352cm" svg:x="2.498cm" svg:y="27.303cm">
          <draw:text-box>
            <text:p text:style-name="P1"><text:span text:style-name="T1">Berufe - Arbeitsheft, 1. Auflage. Braunschweig: Westermann, S. 67. </text:span></text:p>
          </draw:text-box>
        </draw:frame>
        <draw:frame draw:style-name="gr12" draw:text-style-name="P2" draw:layer="layout" svg:width="15.521cm" svg:height="0.352cm" svg:x="2.498cm" svg:y="27.709cm">
          <draw:text-box>
            <text:p text:style-name="P1"><text:span text:style-name="T1">Ringhand, Dr. Klaus; Wittmann, Hans-Georg (2011): Entwickeln und Bereitstellen von Anwendungs-</text:span></text:p>
          </draw:text-box>
        </draw:frame>
        <draw:polygon draw:style-name="gr4" draw:text-style-name="P3" draw:layer="layout" svg:width="0.609cm" svg:height="0.622cm" svg:x="15.803cm" svg:y="1.456cm" svg:viewBox="0 0 610 623" draw:points="296,623 330,623 360,619 390,610 420,602 449,589 475,572 500,555 521,534 542,513 559,488 572,462 589,433 597,407 606,378 610,344 610,280 606,251 597,221 589,191 572,162 559,136 542,115 521,89 500,72 475,55 449,38 420,25 390,12 360,4 330,0 266,0 237,4 207,12 177,21 152,38 127,51 105,67 84,89 63,111 50,136 33,162 21,187 12,217 4,246 0,276 0,339 4,373 12,403 21,433 33,458 50,483 63,509 84,530 105,551 127,572 152,585 177,602 207,610 237,619 266,623">
          <text:p/>
        </draw:polygon>
        <draw:polygon draw:style-name="gr13" draw:text-style-name="P4" draw:layer="layout" svg:width="0.279cm" svg:height="0.275cm" svg:x="15.955cm" svg:y="1.629cm" svg:viewBox="0 0 280 276" draw:points="141,276 170,276 196,268 217,255 238,238 255,217 268,196 276,166 280,140 276,110 268,85 255,60 238,43 217,21 196,9 170,5 141,0 111,5 85,9 59,21 42,43 25,60 13,85 4,110 0,140 4,166 13,196 25,217 42,238 59,255 85,268 111,276">
          <text:p/>
        </draw:polygon>
        <draw:polygon draw:style-name="gr4" draw:text-style-name="P3" draw:layer="layout" svg:width="0.16cm" svg:height="0.873cm" svg:x="15.786cm" svg:y="1.269cm" svg:viewBox="0 0 161 874" draw:points="0,874 161,874 161,0 0,0">
          <text:p/>
        </draw:polygon>
        <draw:polygon draw:style-name="gr4" draw:text-style-name="P3" draw:layer="layout" svg:width="0.609cm" svg:height="0.622cm" svg:x="15.168cm" svg:y="1.456cm" svg:viewBox="0 0 610 623" draw:points="296,623 330,623 359,619 390,610 420,602 449,589 475,572 496,555 521,534 538,513 555,488 572,462 585,433 597,407 606,378 610,344 610,280 606,251 597,221 585,191 572,162 555,136 538,115 521,89 496,72 475,55 449,38 420,25 390,12 359,4 330,0 266,0 232,4 203,12 177,21 152,38 127,51 105,67 84,89 63,111 46,136 33,162 21,187 12,217 4,246 0,276 0,339 4,373 12,403 21,433 33,458 46,483 63,509 84,530 105,551 127,572 152,585 177,602 203,610 232,619 266,623">
          <text:p/>
        </draw:polygon>
        <draw:polygon draw:style-name="gr13" draw:text-style-name="P4" draw:layer="layout" svg:width="0.275cm" svg:height="0.275cm" svg:x="15.32cm" svg:y="1.629cm" svg:viewBox="0 0 276 276" draw:points="140,276 165,276 195,268 216,255 238,238 255,217 268,196 276,166 276,110 268,85 255,60 238,43 216,21 195,9 165,5 140,0 110,5 85,9 59,21 38,43 21,60 8,85 4,110 0,140 4,166 8,196 21,217 38,238 59,255 85,268 110,276">
          <text:p/>
        </draw:polygon>
        <draw:polygon draw:style-name="gr4" draw:text-style-name="P3" draw:layer="layout" svg:width="0.165cm" svg:height="0.873cm" svg:x="15.146cm" svg:y="1.269cm" svg:viewBox="0 0 166 874" draw:points="0,874 166,874 166,0 0,0">
          <text:p/>
        </draw:polygon>
        <draw:polygon draw:style-name="gr4" draw:text-style-name="P3" draw:layer="layout" svg:width="1.194cm" svg:height="0.901cm" svg:x="15.781cm" svg:y="1.49cm" svg:viewBox="0 0 1195 902" draw:points="1195,0 1098,0 1047,4 1000,17 954,29 912,50 873,72 835,101 806,131 772,160 746,199 717,232 696,266 674,300 653,334 636,368 619,398 607,427 590,457 577,486 560,508 547,533 531,550 518,567 505,584 492,597 480,609 467,618 459,626 450,630 442,639 437,643 429,643 429,647 412,656 399,664 382,673 365,681 349,690 332,698 309,702 292,711 276,715 254,719 233,724 216,724 199,728 178,728 161,732 0,732 0,902 178,902 237,898 297,890 353,881 399,868 442,852 476,835 514,818 543,796 569,780 590,753 611,732 628,715 645,694 658,673 670,656 683,643 691,630 704,613 713,597 725,580 738,563 746,541 759,525 772,503 785,482 793,465 801,448 814,431 823,414 831,402 835,389 840,381 848,368 852,355 865,343 873,326 886,313 899,296 912,279 928,262 945,245 962,228 979,216 1000,203 1022,194 1043,186 1064,182 1195,182">
          <text:p/>
        </draw:polygon>
        <draw:path draw:style-name="gr4" draw:text-style-name="P3" draw:layer="layout" svg:width="0.093cm" svg:height="0.161cm" svg:x="10.731cm" svg:y="1.485cm" svg:viewBox="0 0 94 162" svg:d="M0 162v-162h65l4 5h4l4 4 4 4 5 4v5l4 8v22l-4 4v5l-5 4v4l-4 4h-4l4 5 4 4 5 4 4 4v5l4 8v30l-4 4v4l-4 4v5h-5v4l-4 4h-8l-4 4h-17zM18 65h38 9v-4h4v-5l4-4v-18l-4-4v-4l-4-4h-9l-4-5h-34zM18 141h42 5l4-4h4v-4l4-5v-4l4-4v-9l-4-4v-4l-4-4-4-4v-5h-4l-5-4h-42z">
          <text:p/>
        </draw:path>
        <draw:path draw:style-name="gr4" draw:text-style-name="P3" draw:layer="layout" svg:width="0.084cm" svg:height="0.118cm" svg:x="10.854cm" svg:y="1.528cm" svg:viewBox="0 0 85 119" svg:d="M73 81l12 4-4 9v4l-4 9-4 4-9 4-4 4h-34l-5-4-4-4h-5v-4l-4-5v-4l-4-4v-9l-4-4v-43l4-4v-5l4-4v-4l4-4 5-9 9-4 9-4h25l9 8 4 4 4 5 4 4v13l4 4v25h-68v18l4 9 5 4 4 4 5 4 4 5h8l5-5h4l4-4v-4l4-4 5-5v-4zM17 46h56l-4-8v-4l-5-5v-4l-4-4-4-4-9-5h-8l-4 5h-5l-4 4-5 8v5l-4 4z">
          <text:p/>
        </draw:path>
        <draw:polygon draw:style-name="gr4" draw:text-style-name="P3" draw:layer="layout" svg:width="0.047cm" svg:height="0.118cm" svg:x="10.972cm" svg:y="1.528cm" svg:viewBox="0 0 48 119" draw:points="0,119 0,0 13,0 13,17 17,12 17,8 21,4 26,0 30,0 48,0 48,4 43,21 38,17 30,17 26,17 26,21 21,21 21,25 17,29 17,46 13,51 13,119">
          <text:p/>
        </draw:polygon>
        <draw:polygon draw:style-name="gr4" draw:text-style-name="P3" draw:layer="layout" svg:width="0.072cm" svg:height="0.118cm" svg:x="11.044cm" svg:y="1.528cm" svg:viewBox="0 0 73 119" draw:points="60,119 60,102 51,111 43,115 38,119 13,119 13,115 9,115 5,111 5,107 0,102 0,0 13,0 13,73 17,81 17,94 21,98 26,102 30,102 43,102 47,98 51,94 51,90 55,90 55,0 73,0 73,119">
          <text:p/>
        </draw:polygon>
        <draw:polygon draw:style-name="gr4" draw:text-style-name="P3" draw:layer="layout" svg:width="0.051cm" svg:height="0.165cm" svg:x="11.146cm" svg:y="1.481cm" svg:viewBox="0 0 52 166" draw:points="13,166 13,64 0,64 0,47 13,47 13,17 17,13 17,9 21,4 25,4 31,0 35,0 47,0 52,4 52,21 47,21 43,17 39,17 35,21 31,21 31,30 25,34 25,47 47,47 47,64 25,64 25,166">
          <text:p/>
        </draw:polygon>
        <draw:polygon draw:style-name="gr4" draw:text-style-name="P3" draw:layer="layout" svg:width="0.078cm" svg:height="0.118cm" svg:x="11.209cm" svg:y="1.528cm" svg:viewBox="0 0 79 119" draw:points="0,85 18,81 18,90 23,94 23,98 27,102 31,102 35,107 44,107 48,102 52,102 56,98 61,94 61,81 56,81 56,77 52,73 48,68 39,68 31,63 23,63 18,59 14,59 10,55 10,46 6,42 6,17 10,12 14,8 18,4 23,0 35,0 52,0 56,4 61,4 61,8 65,8 69,12 69,17 73,21 73,29 56,34 56,25 52,21 48,17 44,12 31,12 27,17 23,17 23,21 18,25 18,34 23,34 23,38 27,42 31,42 35,46 39,46 48,51 52,55 61,55 65,59 69,59 73,63 73,73 79,77 79,94 73,98 73,102 69,107 69,111 65,115 61,115 56,119 23,119 18,115 14,111 10,107 6,102 0,94">
          <text:p/>
        </draw:polygon>
        <draw:path draw:style-name="gr4" draw:text-style-name="P3" draw:layer="layout" svg:width="0.077cm" svg:height="0.161cm" svg:x="11.319cm" svg:y="1.485cm" svg:viewBox="0 0 78 162" svg:d="M13 162h-13v-162h13v56l4-4 9-8h26l4 4h5v4l4 4v5h4l4 4v13l5 4v42l-5 4v13l-4 4-4 5-4 4-5 8h-30l-9-8-4-4zM13 103v25l4 5 5 8 4 4 4 5h14l4-5 4-4 4-4v-4l5-5v-12l4-5v-12l-4-4v-17l-5-5v-4l-4-4-4-4-4-5h-14l-4 5-4 4-5 4v4l-4 5v21z">
          <text:p/>
        </draw:path>
        <draw:path draw:style-name="gr4" draw:text-style-name="P3" draw:layer="layout" svg:width="0.012cm" svg:height="0.161cm" svg:x="11.43cm" svg:y="1.485cm" svg:viewBox="0 0 13 162" svg:d="M0 17v-17h13v17zM0 162v-118h13v118z">
          <text:p/>
        </draw:path>
        <draw:polygon draw:style-name="gr4" draw:text-style-name="P3" draw:layer="layout" svg:width="0.017cm" svg:height="0.161cm" svg:x="11.48cm" svg:y="1.485cm" svg:viewBox="0 0 18 162" draw:points="0,162 18,162 18,0 0,0">
          <text:p/>
        </draw:polygon>
        <draw:path draw:style-name="gr4" draw:text-style-name="P3" draw:layer="layout" svg:width="0.08cm" svg:height="0.161cm" svg:x="11.527cm" svg:y="1.485cm" svg:viewBox="0 0 81 162" svg:d="M69 162v-17l-5 9-8 4-4 4h-27l-4-4-4-4-4-4-5-9-4-4v-9l-4-8v-30l4-12v-5l4-8 5-4 4-9h4l4-4 5-4h22l4 4h4l4 4v4l5 5-5-61h17v162zM17 103v17l4 4v9h4v4l5 4 5 4 4 5h8l5-5 4-4 4-4 4-4 5-9v-38l-5-4v-9l-4-4-4-4-4-4h-17l-5 4-5 4v4h-4v9l-4 8z">
          <text:p/>
        </draw:path>
        <draw:path draw:style-name="gr4" draw:text-style-name="P3" draw:layer="layout" svg:width="0.085cm" svg:height="0.118cm" svg:x="11.641cm" svg:y="1.528cm" svg:viewBox="0 0 86 119" svg:d="M68 81l18 4-4 9-6 4-4 9-4 4-4 4-5 4h-33l-5-4-4-4h-4v-4l-4-5-5-4v-4l-4-9v-51l4-5v-4l5-4 4-4 4-9 9-4 8-4h25l5 8 8 4 4 5v4l6 8v9l4 8v17h-73l4 10v8l4 9v4l5 4 4 4 8 5h9l4-5h4v-4l4-4 5-4v-5zM17 46h51v-8l-4-4v-9l-5-4-8-4-4-5h-9l-4 5h-4l-4 4-5 8-4 5v4z">
          <text:p/>
        </draw:path>
        <draw:polygon draw:style-name="gr4" draw:text-style-name="P3" draw:layer="layout" svg:width="0.072cm" svg:height="0.118cm" svg:x="11.76cm" svg:y="1.528cm" svg:viewBox="0 0 73 119" draw:points="0,119 0,0 12,0 12,17 17,8 25,4 29,0 51,0 55,4 59,4 64,8 64,12 68,12 68,29 73,34 73,119 55,119 55,29 51,25 51,21 46,17 42,17 29,17 25,21 21,21 17,29 17,34 12,46 12,119">
          <text:p/>
        </draw:polygon>
        <draw:path draw:style-name="gr4" draw:text-style-name="P3" draw:layer="layout" svg:width="0.081cm" svg:height="0.161cm" svg:x="11.861cm" svg:y="1.485cm" svg:viewBox="0 0 82 162" svg:d="M69 162v-17l-4 9-9 4-4 4h-25l-5-4-5-4-4-4-4-9-4-4v-9l-5-8v-30l5-12v-5l4-8 4-4 4-9h5l5-4 4-4h21l4 4h5l4 4v4l4 5-4-61h17v162zM17 103v21l5 4v5l5 4 4 4 4 4 4 5h9l4-5 4-4 5-4 4-4 4-9v-38l-4-4v-9l-4-4-5-4-4-4h-17l-4 4-4 4-5 4v5l-5 4z">
          <text:p/>
        </draw:path>
        <draw:path draw:style-name="gr4" draw:text-style-name="P3" draw:layer="layout" svg:width="0.089cm" svg:height="0.118cm" svg:x="11.971cm" svg:y="1.528cm" svg:viewBox="0 0 90 119" svg:d="M73 81l13 4v9l-4 4-4 9-5 4-4 4-4 4h-35l-4-4-4-4h-5v-4l-4-5-4-4v-4l-4-9v-8l-5-9v-13l5-9v-12l4-5v-4l4-4 4-4 5-9 8-4 8-4h27l4 8 9 4v5l4 4 4 8v17l4 9v8h-4-69l5 10v8l4 9v4l4 4 4 4 10 5h8l4-5h5v-4l4-4 4-4v-5zM22 46h51v-8l-4-4v-9l-4-4-9-4-4-5h-8l-6 5h-4l-4 4-4 8-4 5v4z">
          <text:p/>
        </draw:path>
        <draw:polygon draw:style-name="gr4" draw:text-style-name="P3" draw:layer="layout" svg:width="0.103cm" svg:height="0.165cm" svg:x="12.17cm" svg:y="1.481cm" svg:viewBox="0 0 104 166" draw:points="0,111 18,111 18,124 23,128 23,137 27,141 31,141 35,145 44,145 48,149 65,149 73,145 78,141 82,141 82,128 86,124 86,120 82,115 82,107 78,103 73,103 73,99 65,99 61,94 56,94 48,90 39,85 35,85 27,81 23,81 18,76 18,72 14,68 10,64 10,55 6,51 6,38 10,34 10,30 14,21 14,17 18,13 23,9 27,9 31,4 39,0 65,0 69,4 73,9 82,9 86,13 90,17 90,21 94,30 94,34 99,42 99,51 82,51 82,42 78,38 78,30 73,26 69,26 65,21 56,21 52,17 44,21 39,21 31,26 27,30 27,34 23,38 23,51 27,55 27,59 31,59 35,64 44,68 52,68 61,72 69,76 78,76 82,81 86,85 90,85 94,94 94,99 99,103 99,115 104,120 99,128 99,137 94,145 94,149 90,154 86,158 82,162 73,166 31,166 27,162 23,158 18,154 14,149 10,141 6,137 6,128 0,120">
          <text:p/>
        </draw:polygon>
        <draw:polygon draw:style-name="gr4" draw:text-style-name="P3" draw:layer="layout" svg:width="0.081cm" svg:height="0.118cm" svg:x="12.297cm" svg:y="1.528cm" svg:viewBox="0 0 82 119" draw:points="69,77 82,81 82,90 78,98 73,107 69,111 65,115 60,119 26,119 22,111 13,107 13,102 9,98 9,90 5,85 5,73 0,68 0,51 5,46 5,29 9,25 9,21 13,12 17,8 22,4 26,0 55,0 65,4 69,8 73,12 78,21 78,25 82,34 65,38 65,34 60,29 60,25 55,21 55,17 51,12 38,12 34,17 30,21 26,25 26,29 22,29 22,38 17,46 17,81 22,85 22,90 26,94 30,98 34,102 38,107 47,107 51,102 55,102 60,98 60,94 65,90 65,81">
          <text:p/>
        </draw:polygon>
        <draw:polygon draw:style-name="gr4" draw:text-style-name="P3" draw:layer="layout" svg:width="0.072cm" svg:height="0.161cm" svg:x="12.407cm" svg:y="1.485cm" svg:viewBox="0 0 73 162" draw:points="0,162 0,0 13,0 13,61 22,52 26,48 34,44 51,44 56,48 61,48 65,52 65,56 69,61 69,73 73,78 73,162 56,162 56,73 51,69 51,65 47,65 47,61 30,61 26,61 22,65 22,69 17,73 17,86 13,90 13,162">
          <text:p/>
        </draw:polygon>
        <draw:polygon draw:style-name="gr4" draw:text-style-name="P3" draw:layer="layout" svg:width="0.072cm" svg:height="0.118cm" svg:x="12.517cm" svg:y="1.528cm" svg:viewBox="0 0 73 119" draw:points="61,119 61,102 52,111 48,115 40,119 23,119 18,119 13,115 9,115 9,111 5,107 5,102 0,98 0,0 18,0 18,94 23,98 27,102 31,102 40,102 44,102 48,98 52,94 52,90 57,90 57,0 73,0 73,119">
          <text:p/>
        </draw:polygon>
        <draw:polygon draw:style-name="gr4" draw:text-style-name="P3" draw:layer="layout" svg:width="0.016cm" svg:height="0.161cm" svg:x="12.628cm" svg:y="1.485cm" svg:viewBox="0 0 17 162" draw:points="0,162 17,162 17,0 0,0">
          <text:p/>
        </draw:polygon>
        <draw:path draw:style-name="gr4" draw:text-style-name="P3" draw:layer="layout" svg:width="0.085cm" svg:height="0.118cm" svg:x="12.674cm" svg:y="1.528cm" svg:viewBox="0 0 86 119" svg:d="M73 81l13 4-4 9v4l-5 9-4 4-8 4-5 4h-34l-5-4-4-4-4-4-4-5v-4l-5-4v-9l-4-4v-43l4-4v-5l5-4v-4l4-4 8-9 5-4 8-4h26l9 8 4 4 4 5 5 4v13l4 4v25h-69v18l4 9 5 4 4 4 4 4 4 5h13v-5h5l4-4 5-4v-4l4-5v-4zM17 46h56l-4-8v-9l-4-4-5-4-4-4-5-5h-13l-4 5h-4l-4 4-5 8v5l-4 4z">
          <text:p/>
        </draw:path>
        <draw:polygon draw:style-name="gr4" draw:text-style-name="P3" draw:layer="layout" svg:width="0.072cm" svg:height="0.118cm" svg:x="12.793cm" svg:y="1.528cm" svg:viewBox="0 0 73 119" draw:points="0,119 0,0 12,0 12,17 21,8 26,4 35,0 56,0 56,4 60,4 64,8 68,8 68,17 73,21 73,119 56,119 56,25 51,21 47,17 43,17 30,17 26,21 21,21 21,29 17,34 17,119">
          <text:p/>
        </draw:polygon>
        <draw:path draw:style-name="gr4" draw:text-style-name="P3" draw:layer="layout" svg:width="0.119cm" svg:height="0.165cm" svg:x="12.983cm" svg:y="1.481cm" svg:viewBox="0 0 120 166" svg:d="M0 85v-17l4-9v-17l5-8 4-4 4-9 4-4 5-4 4-4h4l8-5 5-4h22l8 4 9 5 4 4 9 4 4 9 4 8 4 4 4 9v8l5 4v48l-5 8v9l-4 4-4 9-4 8-4 9-9 4-4 4-9 4h-35l-4-4h-4l-4-4h-4l-5-4-4-9-4-8-4-9-5-4v-9l-4-8v-13zM17 85v22l4 8v5l5 4v4l4 4 4 9 8 4 9 4h18l4-4h4l5-4h4l4-4v-5l4-4 5-4v-4l4-9v-52l-4-4v-4l-5-9v-4l-4-4-8-8h-5l-4-5h-4l-9-4-9 4h-9l-8 5-4 8-4 4v4l-5 9v4l-4 9v12z">
          <text:p/>
        </draw:path>
        <draw:polygon draw:style-name="gr4" draw:text-style-name="P3" draw:layer="layout" svg:width="0.076cm" svg:height="0.118cm" svg:x="13.127cm" svg:y="1.528cm" svg:viewBox="0 0 77 119" draw:points="0,85 17,81 17,85 21,90 21,94 25,98 25,102 30,102 34,107 47,107 51,102 55,102 55,98 59,98 59,81 55,77 51,73 47,68 42,68 34,63 21,63 17,59 13,55 9,51 9,38 4,34 4,21 9,17 9,12 13,12 13,8 17,8 17,4 21,4 21,0 30,0 51,0 55,4 59,4 65,8 69,8 69,12 73,17 73,25 77,29 59,34 59,29 55,25 55,21 51,21 51,17 47,12 30,12 25,17 21,21 21,38 25,38 25,42 34,42 38,46 42,46 47,51 55,55 65,55 69,59 73,63 73,68 77,73 77,98 73,102 73,107 69,111 65,115 59,115 55,119 25,119 17,115 13,111 9,107 9,102 4,94">
          <text:p/>
        </draw:polygon>
        <draw:polygon draw:style-name="gr4" draw:text-style-name="P3" draw:layer="layout" svg:width="0.072cm" svg:height="0.118cm" svg:x="13.237cm" svg:y="1.528cm" svg:viewBox="0 0 73 119" draw:points="0,119 0,0 14,0 14,17 22,8 27,4 35,0 56,0 56,4 60,4 65,8 69,8 69,17 73,21 73,119 56,119 56,25 52,21 48,17 43,17 31,17 27,21 22,21 22,29 18,34 18,119">
          <text:p/>
        </draw:polygon>
        <draw:path draw:style-name="gr4" draw:text-style-name="P3" draw:layer="layout" svg:width="0.085cm" svg:height="0.118cm" svg:x="13.343cm" svg:y="1.528cm" svg:viewBox="0 0 86 119" svg:d="M64 102l-4 5-4 4v4h-5l-4 4h-30l-4-4-5-4-4-4v-5l-4-8v-13l4-4v-9l4-5 5-4h4l4-4h4l5-4h17l4-5h9l4-4v-13l-4-4v-4h-4l-5-4h-21l-5 4-4 4v13l-17-4v-13l4-4 5-5 4-4v-4h4l4-4h39l5 4 4 4v4l4 5v64l4 9v25l5 4h-17v-4l-5-4v-4zM64 59l-4 4h-4l-9 5h-17l-5 5h-4v8h-4v17h4l4 4 5 5h12l5-5h4l5-4v-4l4-4 4-5v-17z">
          <text:p/>
        </draw:path>
        <draw:path draw:style-name="gr4" draw:text-style-name="P3" draw:layer="layout" svg:width="0.076cm" svg:height="0.161cm" svg:x="13.462cm" svg:y="1.485cm" svg:viewBox="0 0 77 162" svg:d="M12 162h-12v-162h12v56l4-4 9-8h26l5 4h4v4l4 4v5h4l4 4v13l5 4v42l-5 4v13l-4 4-4 5-4 4-4 8h-31l-9-8-4-4zM12 103v17l4 8v5l5 8 4 4 5 5h13l4-5 4-4 5-4v-4l4-5v-12l4-5v-12l-4-4v-17l-4-5v-4l-5-4-4-4-4-5h-9l-4 5-5 4-4 4-5 4v5l-4 4v17z">
          <text:p/>
        </draw:path>
        <draw:polygon draw:style-name="gr4" draw:text-style-name="P3" draw:layer="layout" svg:width="0.046cm" svg:height="0.118cm" svg:x="13.572cm" svg:y="1.528cm" svg:viewBox="0 0 47 119" draw:points="0,119 0,0 12,0 12,17 17,12 17,8 22,4 26,0 30,0 47,0 47,4 43,21 39,17 34,17 30,17 26,21 22,25 22,29 17,34 17,119">
          <text:p/>
        </draw:polygon>
        <draw:path draw:style-name="gr4" draw:text-style-name="P3" draw:layer="layout" svg:width="0.072cm" svg:height="0.152cm" svg:x="13.644cm" svg:y="1.494cm" svg:viewBox="0 0 73 153" svg:d="M60 153v-17l-9 9-4 4-8 4h-18-5l-4-4h-4v-4l-4-4-4-5v-102h16v94l5 4 5 4h4 9 4l4-4 4-4v-4h5v-90h17v119zM12 21v-21h18v21zM43 21v-21h17v21z">
          <text:p/>
        </draw:path>
        <draw:polygon draw:style-name="gr4" draw:text-style-name="P3" draw:layer="layout" svg:width="0.081cm" svg:height="0.118cm" svg:x="13.749cm" svg:y="1.528cm" svg:viewBox="0 0 82 119" draw:points="65,77 82,81 82,90 78,98 73,107 69,111 61,115 56,119 26,119 17,111 13,107 9,102 9,98 5,90 5,81 0,73 0,42 5,38 5,25 9,21 13,12 17,8 22,4 26,0 56,0 61,4 65,8 69,12 73,21 78,25 78,34 65,38 61,34 61,29 56,25 56,21 52,17 47,12 38,12 30,17 26,21 26,25 22,29 22,34 17,38 17,85 22,90 22,94 26,98 30,102 38,107 47,107 52,102 56,102 56,98 61,94 61,90 65,81">
          <text:p/>
        </draw:polygon>
        <draw:polygon draw:style-name="gr4" draw:text-style-name="P3" draw:layer="layout" svg:width="0.076cm" svg:height="0.161cm" svg:x="13.855cm" svg:y="1.485cm" svg:viewBox="0 0 77 162" draw:points="0,162 0,0 18,0 18,90 52,44 73,44 35,90 77,162 56,162 27,103 18,116 18,162">
          <text:p/>
        </draw:polygon>
        <draw:path draw:style-name="gr4" draw:text-style-name="P3" draw:layer="layout" svg:width="0.094cm" svg:height="0.161cm" svg:x="14.041cm" svg:y="1.485cm" svg:viewBox="0 0 95 162" svg:d="M0 162v-162h65l4 5h4l5 4 4 4 4 4v5l4 8v22l-4 4v5l-4 4v4l-4 4h-5l5 5 4 4 4 4 4 4v5l5 8v30l-5 4v4l-4 4v5h-4v4l-4 4h-9l-4 4h-18zM17 65h40 8v-4h4v-5l4-4v-18l-4-4v-4l-4-4h-8l-5-5h-35zM17 141h44 4l4-4h4v-4l5-5v-4l4-4v-9l-4-4v-4l-5-4-4-4v-5h-4l-4-4h-44z">
          <text:p/>
        </draw:path>
        <draw:polygon draw:style-name="gr4" draw:text-style-name="P3" draw:layer="layout" svg:width="0.051cm" svg:height="0.118cm" svg:x="14.168cm" svg:y="1.528cm" svg:viewBox="0 0 52 119" draw:points="0,119 0,0 18,0 18,17 18,12 23,8 23,4 27,4 27,0 31,0 48,0 52,4 44,21 40,17 35,17 31,17 27,21 27,25 23,25 23,34 18,38 18,119">
          <text:p/>
        </draw:polygon>
        <draw:path draw:style-name="gr4" draw:text-style-name="P3" draw:layer="layout" svg:width="0.017cm" svg:height="0.161cm" svg:x="14.24cm" svg:y="1.485cm" svg:viewBox="0 0 18 162" svg:d="M0 17v-17h18v17zM0 162v-118h18v118z">
          <text:p/>
        </draw:path>
        <draw:polygon draw:style-name="gr4" draw:text-style-name="P3" draw:layer="layout" svg:width="0.072cm" svg:height="0.118cm" svg:x="14.295cm" svg:y="1.528cm" svg:viewBox="0 0 73 119" draw:points="0,119 0,0 14,0 14,17 18,8 27,4 35,0 52,0 57,4 61,4 65,8 69,12 69,25 73,29 73,119 57,119 57,29 52,25 52,21 48,17 44,17 31,17 27,21 23,21 18,29 18,46 14,55 14,119">
          <text:p/>
        </draw:polygon>
        <draw:polygon draw:style-name="gr4" draw:text-style-name="P3" draw:layer="layout" svg:width="0.076cm" svg:height="0.161cm" svg:x="14.406cm" svg:y="1.485cm" svg:viewBox="0 0 77 162" draw:points="0,162 0,0 16,0 16,90 50,44 72,44 33,90 77,162 55,162 25,103 16,116 16,162">
          <text:p/>
        </draw:polygon>
        <draw:polygon draw:style-name="gr4" draw:text-style-name="P3" draw:layer="layout" svg:width="0.076cm" svg:height="0.118cm" svg:x="14.499cm" svg:y="1.528cm" svg:viewBox="0 0 77 119" draw:points="0,85 17,81 17,90 21,94 21,98 25,102 29,102 34,107 46,107 50,102 55,102 55,98 60,98 60,81 55,77 50,73 46,68 42,68 34,63 21,63 17,59 12,59 12,55 8,51 8,42 4,38 4,17 8,12 12,8 17,4 21,0 50,0 55,4 60,4 64,8 68,8 68,12 73,17 73,25 77,29 60,34 60,29 55,25 55,21 50,21 50,17 46,12 29,12 25,17 21,17 21,38 25,38 25,42 34,42 38,46 42,46 46,51 55,55 64,55 68,59 73,63 73,68 77,73 77,98 73,102 73,107 68,111 64,115 60,115 55,119 25,119 17,115 12,111 8,107 4,102 4,94">
          <text:p/>
        </draw:polygon>
        <draw:polygon draw:style-name="gr4" draw:text-style-name="P3" draw:layer="layout" svg:width="0.047cm" svg:height="0.156cm" svg:x="14.596cm" svg:y="1.49cm" svg:viewBox="0 0 48 157" draw:points="48,139 48,157 43,157 31,157 22,157 22,153 18,153 18,144 14,139 14,55 0,55 0,38 14,38 14,8 31,0 31,38 48,38 48,55 31,55 31,135 35,139 39,139 43,139">
          <text:p/>
        </draw:polygon>
        <draw:polygon draw:style-name="gr4" draw:text-style-name="P3" draw:layer="layout" svg:width="0.051cm" svg:height="0.118cm" svg:x="14.668cm" svg:y="1.528cm" svg:viewBox="0 0 52 119" draw:points="0,119 0,0 18,0 18,17 18,12 22,8 22,4 26,4 26,0 31,0 48,0 52,4 48,21 43,21 39,17 31,17 26,21 26,25 22,25 22,34 18,38 18,119">
          <text:p/>
        </draw:polygon>
        <draw:path draw:style-name="gr4" draw:text-style-name="P3" draw:layer="layout" svg:width="0.084cm" svg:height="0.118cm" svg:x="14.736cm" svg:y="1.528cm" svg:viewBox="0 0 85 119" svg:d="M64 102l-4 5v4l-4 4h-4l-5 4h-25l-9-4-4-4v-4l-5-5v-8l-4-4v-5l4-4v-8l5-5v-5h4v-4h5l4-4h4 4v-4h17l5-5h8l4-4v-17l-4-4h-4l-4-4h-22l-4 4-4 4v13l-18-4v-5l5-8v-4l4-5 5-4 4-4h4l4-4h34l4 4h5v8h4v9l4 4v86l4 4v4h-17v-8l-4-4zM64 59l-4 4h-4l-9 5h-17l-4 5-4 4v4l-4 4v9l4 4 4 4h4v5h13l4-5h5l4-4 4-4v-4h4v-22z">
          <text:p/>
        </draw:path>
        <draw:polygon draw:style-name="gr4" draw:text-style-name="P3" draw:layer="layout" svg:width="0.089cm" svg:height="0.165cm" svg:x="14.854cm" svg:y="1.481cm" svg:viewBox="0 0 90 166" draw:points="0,166 0,38 5,30 5,17 9,13 13,9 17,9 21,4 26,0 47,0 51,4 55,4 60,9 65,13 69,21 69,47 65,51 65,59 60,59 60,68 55,72 55,76 60,81 60,85 65,90 69,94 73,99 77,107 82,111 86,111 86,115 90,120 90,141 86,145 86,154 82,158 77,162 73,166 43,166 38,162 34,158 34,154 30,149 26,141 43,137 47,141 47,149 51,149 55,154 60,154 65,149 69,149 69,145 73,145 73,128 69,124 69,120 65,115 60,111 55,107 51,103 47,99 43,94 43,64 47,59 51,55 51,38 55,38 55,26 51,26 51,21 47,17 43,17 30,17 26,21 21,21 21,26 17,30 17,166">
          <text:p/>
        </draw:polygon>
        <draw:path draw:style-name="gr4" draw:text-style-name="P3" draw:layer="layout" svg:width="0.089cm" svg:height="0.118cm" svg:x="14.964cm" svg:y="1.528cm" svg:viewBox="0 0 90 119" svg:d="M73 81l13 4v9l-4 4-4 9-5 4-4 4-4 4h-35l-4-4-4-4h-5v-4l-4-5-4-4v-4l-4-9v-8l-5-9v-13l5-9v-12l4-5v-4l4-4 4-4 5-9 8-4 8-4h27l4 8 9 4v5l4 4 4 8v17l4 9v8h-4-69l5 10v8l4 9v4l4 4 4 4 10 5h8l4-5h5v-4l4-4 4-4v-5zM22 46h51v-8l-4-4v-9l-4-4-9-4-4-5h-8l-6 5h-4l-4 4-4 8-4 5v4z">
          <text:p/>
        </draw:path>
        <draw:polygon draw:style-name="gr14" draw:text-style-name="P5" draw:layer="layout" svg:width="1.249cm" svg:height="0.186cm" svg:x="17.009cm" svg:y="1.481cm" svg:viewBox="0 0 1250 187" draw:points="0,187 1250,187 1250,0 0,0">
          <text:p/>
        </draw:polygon>
        <draw:frame draw:style-name="gr15" draw:text-style-name="P2" draw:layer="layout" svg:width="11.534cm" svg:height="0.352cm" svg:x="2.498cm" svg:y="28.116cm">
          <draw:text-box>
            <text:p text:style-name="P1"><text:span text:style-name="T1">systemen für IT-Berufe, 2. Auflage. Braunschweig: Westermann, S. 315ff. </text:span></text:p>
          </draw:text-box>
        </draw:frame>
        <draw:polygon draw:style-name="gr4" draw:text-style-name="P3" draw:layer="layout" svg:width="6.02cm" svg:height="0.043cm" svg:x="2.497cm" svg:y="4.169cm" svg:viewBox="0 0 6021 44" draw:points="0,44 6021,44 6021,0 0,0">
          <text:p/>
        </draw:polygon>
        <draw:frame draw:style-name="gr16" draw:text-style-name="P6" draw:layer="layout" svg:width="6.149cm" svg:height="0.424cm" svg:x="2.498cm" svg:y="3.815cm">
          <draw:text-box>
            <text:p text:style-name="P1"><text:span text:style-name="T2">Zuord</text:span><text:span text:style-name="T2">nung </text:span><text:span text:style-name="T2">von </text:span><text:span text:style-name="T2">Testv</text:span><text:span text:style-name="T2">erfahr</text:span><text:span text:style-name="T2">en </text:span></text:p>
          </draw:text-box>
        </draw:frame>
        <draw:frame draw:style-name="gr17" draw:text-style-name="P6" draw:layer="layout" svg:width="0.422cm" svg:height="0.424cm" svg:x="2.498cm" svg:y="4.302cm">
          <draw:text-box>
            <text:p text:style-name="P1"><text:span text:style-name="T3"><text:s/></text:span></text:p>
          </draw:text-box>
        </draw:frame>
        <draw:frame draw:style-name="gr18" draw:text-style-name="P6" draw:layer="layout" svg:width="16.012cm" svg:height="0.424cm" svg:x="2.498cm" svg:y="4.788cm">
          <draw:text-box>
            <text:p text:style-name="P1"><text:span text:style-name="T3">Abnahmetest, Black-Box-Test, Integrationstest, Modultest, Performancetest, </text:span><text:span text:style-name="T3">Schreib-</text:span></text:p>
          </draw:text-box>
        </draw:frame>
        <draw:frame draw:style-name="gr19" draw:text-style-name="P6" draw:layer="layout" svg:width="6.547cm" svg:height="0.424cm" svg:x="2.498cm" svg:y="5.275cm">
          <draw:text-box>
            <text:p text:style-name="P1"><text:span text:style-name="T3">tischtest, Systemtest, Verbundtest </text:span></text:p>
          </draw:text-box>
        </draw:frame>
        <draw:frame draw:style-name="gr17" draw:text-style-name="P6" draw:layer="layout" svg:width="0.422cm" svg:height="0.424cm" svg:x="2.498cm" svg:y="5.762cm">
          <draw:text-box>
            <text:p text:style-name="P1"><text:span text:style-name="T3"><text:s/></text:span></text:p>
          </draw:text-box>
        </draw:frame>
        <draw:frame draw:style-name="gr20" draw:text-style-name="P6" draw:layer="layout" svg:width="0.993cm" svg:height="0.424cm" svg:x="4.809cm" svg:y="6.27cm">
          <draw:text-box>
            <text:p text:style-name="P1"><text:span text:style-name="T2">Test </text:span></text:p>
          </draw:text-box>
        </draw:frame>
        <draw:polygon draw:style-name="gr4" draw:text-style-name="P3" draw:layer="layout" svg:width="0.017cm" svg:height="0.018cm" svg:x="2.489cm" svg:y="6.167cm" svg:viewBox="0 0 18 19" draw:points="0,19 18,19 18,0 0,0">
          <text:p/>
        </draw:polygon>
        <draw:polygon draw:style-name="gr4" draw:text-style-name="P3" draw:layer="layout" svg:width="0.017cm" svg:height="0.018cm" svg:x="2.489cm" svg:y="6.167cm" svg:viewBox="0 0 18 19" draw:points="0,19 18,19 18,0 0,0">
          <text:p/>
        </draw:polygon>
        <draw:polygon draw:style-name="gr4" draw:text-style-name="P3" draw:layer="layout" svg:width="5.482cm" svg:height="0.018cm" svg:x="2.506cm" svg:y="6.167cm" svg:viewBox="0 0 5483 19" draw:points="0,19 5483,19 5483,0 0,0">
          <text:p/>
        </draw:polygon>
        <draw:polygon draw:style-name="gr4" draw:text-style-name="P3" draw:layer="layout" svg:width="0.017cm" svg:height="0.018cm" svg:x="7.988cm" svg:y="6.167cm" svg:viewBox="0 0 18 19" draw:points="0,19 18,19 18,0 0,0">
          <text:p/>
        </draw:polygon>
        <draw:polygon draw:style-name="gr4" draw:text-style-name="P3" draw:layer="layout" svg:width="10.486cm" svg:height="0.018cm" svg:x="8.005cm" svg:y="6.167cm" svg:viewBox="0 0 10487 19" draw:points="0,19 10487,19 10487,0 0,0">
          <text:p/>
        </draw:polygon>
        <draw:polygon draw:style-name="gr4" draw:text-style-name="P3" draw:layer="layout" svg:width="0.017cm" svg:height="0.018cm" svg:x="18.491cm" svg:y="6.167cm" svg:viewBox="0 0 18 19" draw:points="0,19 18,19 18,0 0,0">
          <text:p/>
        </draw:polygon>
        <draw:polygon draw:style-name="gr4" draw:text-style-name="P3" draw:layer="layout" svg:width="0.017cm" svg:height="0.018cm" svg:x="18.491cm" svg:y="6.167cm" svg:viewBox="0 0 18 19" draw:points="0,19 18,19 18,0 0,0">
          <text:p/>
        </draw:polygon>
        <draw:polygon draw:style-name="gr4" draw:text-style-name="P3" draw:layer="layout" svg:width="0.017cm" svg:height="0.491cm" svg:x="2.489cm" svg:y="6.184cm" svg:viewBox="0 0 18 492" draw:points="0,492 18,492 18,0 0,0">
          <text:p/>
        </draw:polygon>
        <draw:polygon draw:style-name="gr4" draw:text-style-name="P3" draw:layer="layout" svg:width="0.017cm" svg:height="0.491cm" svg:x="7.988cm" svg:y="6.184cm" svg:viewBox="0 0 18 492" draw:points="0,492 18,492 18,0 0,0">
          <text:p/>
        </draw:polygon>
        <draw:polygon draw:style-name="gr4" draw:text-style-name="P3" draw:layer="layout" svg:width="0.017cm" svg:height="0.491cm" svg:x="18.491cm" svg:y="6.184cm" svg:viewBox="0 0 18 492" draw:points="0,492 18,492 18,0 0,0">
          <text:p/>
        </draw:polygon>
        <draw:frame draw:style-name="gr21" draw:text-style-name="P6" draw:layer="layout" svg:width="3.49cm" svg:height="0.424cm" svg:x="11.565cm" svg:y="6.27cm">
          <draw:text-box>
            <text:p text:style-name="P1"><text:span text:style-name="T2">Testen/Prüfen … </text:span></text:p>
          </draw:text-box>
        </draw:frame>
        <draw:frame draw:style-name="gr22" draw:text-style-name="P7" draw:layer="layout" svg:width="3.25cm" svg:height="0.424cm" svg:x="2.96cm" svg:y="13.9cm">
          <draw:text-box>
            <text:p text:style-name="P1"><text:span text:style-name="T3"><text:s/></text:span><text:span text:style-name="T3">A</text:span><text:span text:style-name="T3">b</text:span><text:span text:style-name="T3">n</text:span><text:span text:style-name="T3">a</text:span><text:span text:style-name="T3">h</text:span><text:span text:style-name="T3">m</text:span><text:span text:style-name="T3">e</text:span><text:span text:style-name="T3">t</text:span><text:span text:style-name="T3">e</text:span><text:span text:style-name="T3">s</text:span><text:span text:style-name="T3">t</text:span></text:p>
          </draw:text-box>
        </draw:frame>
        <draw:frame draw:style-name="gr23" draw:text-style-name="P6" draw:layer="layout" svg:width="9.938cm" svg:height="0.424cm" svg:x="8.191cm" svg:y="6.774cm">
          <draw:text-box>
            <text:p text:style-name="P1"><text:span text:style-name="T3">… </text:span><text:span text:style-name="T3">abschließend das </text:span><text:span text:style-name="T3">Gesamtsystem bezüglich Funk-</text:span></text:p>
          </draw:text-box>
        </draw:frame>
        <draw:polygon draw:style-name="gr4" draw:text-style-name="P3" draw:layer="layout" svg:width="0.017cm" svg:height="0.017cm" svg:x="2.489cm" svg:y="6.675cm" svg:viewBox="0 0 18 18" draw:points="0,18 18,18 18,0 0,0">
          <text:p/>
        </draw:polygon>
        <draw:polygon draw:style-name="gr4" draw:text-style-name="P3" draw:layer="layout" svg:width="5.482cm" svg:height="0.017cm" svg:x="2.506cm" svg:y="6.675cm" svg:viewBox="0 0 5483 18" draw:points="0,18 5483,18 5483,0 0,0">
          <text:p/>
        </draw:polygon>
        <draw:polygon draw:style-name="gr4" draw:text-style-name="P3" draw:layer="layout" svg:width="0.017cm" svg:height="0.017cm" svg:x="7.988cm" svg:y="6.675cm" svg:viewBox="0 0 18 18" draw:points="0,18 18,18 18,0 0,0">
          <text:p/>
        </draw:polygon>
        <draw:polygon draw:style-name="gr4" draw:text-style-name="P3" draw:layer="layout" svg:width="10.486cm" svg:height="0.017cm" svg:x="8.005cm" svg:y="6.675cm" svg:viewBox="0 0 10487 18" draw:points="0,18 10487,18 10487,0 0,0">
          <text:p/>
        </draw:polygon>
        <draw:polygon draw:style-name="gr4" draw:text-style-name="P3" draw:layer="layout" svg:width="0.017cm" svg:height="0.017cm" svg:x="18.491cm" svg:y="6.675cm" svg:viewBox="0 0 18 18" draw:points="0,18 18,18 18,0 0,0">
          <text:p/>
        </draw:polygon>
        <draw:polygon draw:style-name="gr4" draw:text-style-name="P3" draw:layer="layout" svg:width="0.017cm" svg:height="0.974cm" svg:x="2.489cm" svg:y="6.692cm" svg:viewBox="0 0 18 975" draw:points="0,975 18,975 18,0 0,0">
          <text:p/>
        </draw:polygon>
        <draw:polygon draw:style-name="gr4" draw:text-style-name="P3" draw:layer="layout" svg:width="0.017cm" svg:height="0.974cm" svg:x="7.988cm" svg:y="6.692cm" svg:viewBox="0 0 18 975" draw:points="0,975 18,975 18,0 0,0">
          <text:p/>
        </draw:polygon>
        <draw:polygon draw:style-name="gr4" draw:text-style-name="P3" draw:layer="layout" svg:width="0.017cm" svg:height="0.974cm" svg:x="18.491cm" svg:y="6.692cm" svg:viewBox="0 0 18 975" draw:points="0,975 18,975 18,0 0,0">
          <text:p/>
        </draw:polygon>
        <draw:frame draw:style-name="gr24" draw:text-style-name="P6" draw:layer="layout" svg:width="7.614cm" svg:height="0.424cm" svg:x="8.191cm" svg:y="7.261cm">
          <draw:text-box>
            <text:p text:style-name="P1"><text:span text:style-name="T3">tion, Leistung, Benutzbarkeit, </text:span><text:span text:style-name="T3">Sicherheit </text:span></text:p>
          </draw:text-box>
        </draw:frame>
        <draw:frame draw:style-name="gr25" draw:text-style-name="P6" draw:layer="layout" svg:width="2.767cm" svg:height="0.424cm" svg:x="2.717cm" svg:y="7.867cm">
          <draw:text-box>
            <text:p text:style-name="P1"><text:span text:style-name="T3"><text:s/></text:span><text:span text:style-name="T3">B</text:span><text:span text:style-name="T3">l</text:span><text:span text:style-name="T3">a</text:span><text:span text:style-name="T3">c</text:span><text:span text:style-name="T3">k</text:span><text:span text:style-name="T3"> </text:span><text:span text:style-name="T3">b</text:span><text:span text:style-name="T3">o</text:span><text:span text:style-name="T3">x</text:span><text:span text:style-name="T3"> </text:span><text:span text:style-name="T3">t</text:span><text:span text:style-name="T3">e</text:span><text:span text:style-name="T3">s</text:span><text:span text:style-name="T3">t</text:span></text:p>
          </draw:text-box>
        </draw:frame>
        <draw:frame draw:style-name="gr26" draw:text-style-name="P6" draw:layer="layout" svg:width="9.29cm" svg:height="0.424cm" svg:x="8.191cm" svg:y="7.764cm">
          <draw:text-box>
            <text:p text:style-name="P1"><text:span text:style-name="T3">… </text:span><text:span text:style-name="T3">auf </text:span><text:span text:style-name="T3">Korre</text:span><text:span text:style-name="T3">ktheit, </text:span><text:span text:style-name="T3">nur </text:span><text:span text:style-name="T3">das </text:span><text:span text:style-name="T3">nach </text:span><text:span text:style-name="T3">außen </text:span><text:span text:style-name="T3">sichtb</text:span><text:span text:style-name="T3">are </text:span></text:p>
          </draw:text-box>
        </draw:frame>
        <draw:polygon draw:style-name="gr4" draw:text-style-name="P3" draw:layer="layout" svg:width="0.017cm" svg:height="0.017cm" svg:x="2.489cm" svg:y="7.666cm" svg:viewBox="0 0 18 18" draw:points="0,18 18,18 18,0 0,0">
          <text:p/>
        </draw:polygon>
        <draw:polygon draw:style-name="gr4" draw:text-style-name="P3" draw:layer="layout" svg:width="5.482cm" svg:height="0.017cm" svg:x="2.506cm" svg:y="7.666cm" svg:viewBox="0 0 5483 18" draw:points="0,18 5483,18 5483,0 0,0">
          <text:p/>
        </draw:polygon>
        <draw:polygon draw:style-name="gr4" draw:text-style-name="P3" draw:layer="layout" svg:width="0.017cm" svg:height="0.017cm" svg:x="7.988cm" svg:y="7.666cm" svg:viewBox="0 0 18 18" draw:points="0,18 18,18 18,0 0,0">
          <text:p/>
        </draw:polygon>
        <draw:polygon draw:style-name="gr4" draw:text-style-name="P3" draw:layer="layout" svg:width="10.486cm" svg:height="0.017cm" svg:x="8.005cm" svg:y="7.666cm" svg:viewBox="0 0 10487 18" draw:points="0,18 10487,18 10487,0 0,0">
          <text:p/>
        </draw:polygon>
        <draw:polygon draw:style-name="gr4" draw:text-style-name="P3" draw:layer="layout" svg:width="0.017cm" svg:height="0.017cm" svg:x="18.491cm" svg:y="7.666cm" svg:viewBox="0 0 18 18" draw:points="0,18 18,18 18,0 0,0">
          <text:p/>
        </draw:polygon>
        <draw:polygon draw:style-name="gr4" draw:text-style-name="P3" draw:layer="layout" svg:width="0.017cm" svg:height="0.974cm" svg:x="2.489cm" svg:y="7.683cm" svg:viewBox="0 0 18 975" draw:points="0,975 18,975 18,0 0,0">
          <text:p/>
        </draw:polygon>
        <draw:polygon draw:style-name="gr4" draw:text-style-name="P3" draw:layer="layout" svg:width="0.017cm" svg:height="0.974cm" svg:x="7.988cm" svg:y="7.683cm" svg:viewBox="0 0 18 975" draw:points="0,975 18,975 18,0 0,0">
          <text:p/>
        </draw:polygon>
        <draw:polygon draw:style-name="gr4" draw:text-style-name="P3" draw:layer="layout" svg:width="0.017cm" svg:height="0.974cm" svg:x="18.491cm" svg:y="7.683cm" svg:viewBox="0 0 18 975" draw:points="0,975 18,975 18,0 0,0">
          <text:p/>
        </draw:polygon>
        <draw:frame draw:style-name="gr27" draw:text-style-name="P6" draw:layer="layout" svg:width="7.719cm" svg:height="0.424cm" svg:x="8.191cm" svg:y="8.251cm">
          <draw:text-box>
            <text:p text:style-name="P1"><text:span text:style-name="T3">Verhalten eines Programms wird geprüft </text:span></text:p>
          </draw:text-box>
        </draw:frame>
        <draw:frame draw:style-name="gr28" draw:text-style-name="P7" draw:layer="layout" svg:width="3.492cm" svg:height="0.424cm" svg:x="2.718cm" svg:y="9.983cm">
          <draw:text-box>
            <text:p text:style-name="P1"><text:span text:style-name="T3"><text:s/></text:span><text:span text:style-name="T3">Performance test</text:span></text:p>
          </draw:text-box>
        </draw:frame>
        <draw:frame draw:style-name="gr29" draw:text-style-name="P6" draw:layer="layout" svg:width="10.082cm" svg:height="0.424cm" svg:x="8.191cm" svg:y="8.755cm">
          <draw:text-box>
            <text:p text:style-name="P1"><text:span text:style-name="T3">… </text:span><text:span text:style-name="T3">der einzelnen Programmteile, ein einzelnes Modul </text:span></text:p>
          </draw:text-box>
        </draw:frame>
        <draw:polygon draw:style-name="gr4" draw:text-style-name="P3" draw:layer="layout" svg:width="0.017cm" svg:height="0.017cm" svg:x="2.489cm" svg:y="8.657cm" svg:viewBox="0 0 18 18" draw:points="0,18 18,18 18,0 0,0">
          <text:p/>
        </draw:polygon>
        <draw:polygon draw:style-name="gr4" draw:text-style-name="P3" draw:layer="layout" svg:width="5.482cm" svg:height="0.017cm" svg:x="2.506cm" svg:y="8.657cm" svg:viewBox="0 0 5483 18" draw:points="0,18 5483,18 5483,0 0,0">
          <text:p/>
        </draw:polygon>
        <draw:polygon draw:style-name="gr4" draw:text-style-name="P3" draw:layer="layout" svg:width="0.017cm" svg:height="0.017cm" svg:x="7.988cm" svg:y="8.657cm" svg:viewBox="0 0 18 18" draw:points="0,18 18,18 18,0 0,0">
          <text:p/>
        </draw:polygon>
        <draw:polygon draw:style-name="gr4" draw:text-style-name="P3" draw:layer="layout" svg:width="10.486cm" svg:height="0.017cm" svg:x="8.005cm" svg:y="8.657cm" svg:viewBox="0 0 10487 18" draw:points="0,18 10487,18 10487,0 0,0">
          <text:p/>
        </draw:polygon>
        <draw:polygon draw:style-name="gr4" draw:text-style-name="P3" draw:layer="layout" svg:width="0.017cm" svg:height="0.017cm" svg:x="18.491cm" svg:y="8.657cm" svg:viewBox="0 0 18 18" draw:points="0,18 18,18 18,0 0,0">
          <text:p/>
        </draw:polygon>
        <draw:polygon draw:style-name="gr4" draw:text-style-name="P3" draw:layer="layout" svg:width="0.017cm" svg:height="0.973cm" svg:x="2.489cm" svg:y="8.674cm" svg:viewBox="0 0 18 974" draw:points="0,974 18,974 18,0 0,0">
          <text:p/>
        </draw:polygon>
        <draw:polygon draw:style-name="gr4" draw:text-style-name="P3" draw:layer="layout" svg:width="0.017cm" svg:height="0.973cm" svg:x="7.988cm" svg:y="8.674cm" svg:viewBox="0 0 18 974" draw:points="0,974 18,974 18,0 0,0">
          <text:p/>
        </draw:polygon>
        <draw:polygon draw:style-name="gr4" draw:text-style-name="P3" draw:layer="layout" svg:width="0.017cm" svg:height="0.973cm" svg:x="18.491cm" svg:y="8.674cm" svg:viewBox="0 0 18 974" draw:points="0,974 18,974 18,0 0,0">
          <text:p/>
        </draw:polygon>
        <draw:frame draw:style-name="gr30" draw:text-style-name="P6" draw:layer="layout" svg:width="9.447cm" svg:height="0.424cm" svg:x="8.192cm" svg:y="9.242cm">
          <draw:text-box>
            <text:p text:style-name="P1"><text:span text:style-name="T3">ohne das Zusammenwirken mit anderen Modulen </text:span></text:p>
          </draw:text-box>
        </draw:frame>
        <draw:frame draw:style-name="gr31" draw:text-style-name="P7" draw:layer="layout" svg:width="1.905cm" svg:height="0.424cm" svg:x="2.717cm" svg:y="9.031cm">
          <draw:text-box>
            <text:p text:style-name="P1"><text:span text:style-name="T3">Modultest</text:span></text:p>
          </draw:text-box>
        </draw:frame>
        <draw:frame draw:style-name="gr32" draw:text-style-name="P6" draw:layer="layout" svg:width="5.527cm" svg:height="0.424cm" svg:x="8.191cm" svg:y="9.746cm">
          <draw:text-box>
            <text:p text:style-name="P1"><text:span text:style-name="T3">… </text:span><text:span text:style-name="T3">des Antwortzeitverhaltens </text:span></text:p>
          </draw:text-box>
        </draw:frame>
        <draw:polygon draw:style-name="gr4" draw:text-style-name="P3" draw:layer="layout" svg:width="0.017cm" svg:height="0.017cm" svg:x="2.489cm" svg:y="9.647cm" svg:viewBox="0 0 18 18" draw:points="0,18 18,18 18,0 0,0">
          <text:p/>
        </draw:polygon>
        <draw:polygon draw:style-name="gr4" draw:text-style-name="P3" draw:layer="layout" svg:width="5.482cm" svg:height="0.017cm" svg:x="2.506cm" svg:y="9.647cm" svg:viewBox="0 0 5483 18" draw:points="0,18 5483,18 5483,0 0,0">
          <text:p/>
        </draw:polygon>
        <draw:polygon draw:style-name="gr4" draw:text-style-name="P3" draw:layer="layout" svg:width="0.017cm" svg:height="0.017cm" svg:x="7.988cm" svg:y="9.647cm" svg:viewBox="0 0 18 18" draw:points="0,18 18,18 18,0 0,0">
          <text:p/>
        </draw:polygon>
        <draw:polygon draw:style-name="gr4" draw:text-style-name="P3" draw:layer="layout" svg:width="10.486cm" svg:height="0.017cm" svg:x="8.005cm" svg:y="9.647cm" svg:viewBox="0 0 10487 18" draw:points="0,18 10487,18 10487,0 0,0">
          <text:p/>
        </draw:polygon>
        <draw:polygon draw:style-name="gr4" draw:text-style-name="P3" draw:layer="layout" svg:width="0.017cm" svg:height="0.017cm" svg:x="18.491cm" svg:y="9.647cm" svg:viewBox="0 0 18 18" draw:points="0,18 18,18 18,0 0,0">
          <text:p/>
        </draw:polygon>
        <draw:polygon draw:style-name="gr4" draw:text-style-name="P3" draw:layer="layout" svg:width="0.017cm" svg:height="0.974cm" svg:x="2.489cm" svg:y="9.664cm" svg:viewBox="0 0 18 975" draw:points="0,975 18,975 18,0 0,0">
          <text:p/>
        </draw:polygon>
        <draw:polygon draw:style-name="gr4" draw:text-style-name="P3" draw:layer="layout" svg:width="0.017cm" svg:height="0.974cm" svg:x="7.988cm" svg:y="9.664cm" svg:viewBox="0 0 18 975" draw:points="0,975 18,975 18,0 0,0">
          <text:p/>
        </draw:polygon>
        <draw:polygon draw:style-name="gr4" draw:text-style-name="P3" draw:layer="layout" svg:width="0.017cm" svg:height="0.974cm" svg:x="18.491cm" svg:y="9.664cm" svg:viewBox="0 0 18 975" draw:points="0,975 18,975 18,0 0,0">
          <text:p/>
        </draw:polygon>
        <draw:frame draw:style-name="gr17" draw:text-style-name="P6" draw:layer="layout" svg:width="0.422cm" svg:height="0.424cm" svg:x="8.191cm" svg:y="10.232cm">
          <draw:text-box>
            <text:p text:style-name="P1"><text:span text:style-name="T3"><text:s/></text:span></text:p>
          </draw:text-box>
        </draw:frame>
        <draw:frame draw:style-name="gr33" draw:text-style-name="P6" draw:layer="layout" svg:width="3.029cm" svg:height="0.424cm" svg:x="3.035cm" svg:y="12.947cm">
          <draw:text-box>
            <text:p text:style-name="P1"><text:span text:style-name="T3"><text:s/></text:span><text:span text:style-name="T3">Integrationstest</text:span></text:p>
          </draw:text-box>
        </draw:frame>
        <draw:frame draw:style-name="gr34" draw:text-style-name="P6" draw:layer="layout" svg:width="5.853cm" svg:height="0.424cm" svg:x="8.191cm" svg:y="10.736cm">
          <draw:text-box>
            <text:p text:style-name="P1"><text:span text:style-name="T3">… </text:span><text:span text:style-name="T3">der Logik eines Programms </text:span></text:p>
          </draw:text-box>
        </draw:frame>
        <draw:polygon draw:style-name="gr4" draw:text-style-name="P3" draw:layer="layout" svg:width="0.017cm" svg:height="0.017cm" svg:x="2.489cm" svg:y="10.638cm" svg:viewBox="0 0 18 18" draw:points="0,18 18,18 18,0 0,0">
          <text:p/>
        </draw:polygon>
        <draw:polygon draw:style-name="gr4" draw:text-style-name="P3" draw:layer="layout" svg:width="5.482cm" svg:height="0.017cm" svg:x="2.506cm" svg:y="10.638cm" svg:viewBox="0 0 5483 18" draw:points="0,18 5483,18 5483,0 0,0">
          <text:p/>
        </draw:polygon>
        <draw:polygon draw:style-name="gr4" draw:text-style-name="P3" draw:layer="layout" svg:width="0.017cm" svg:height="0.017cm" svg:x="7.988cm" svg:y="10.638cm" svg:viewBox="0 0 18 18" draw:points="0,18 18,18 18,0 0,0">
          <text:p/>
        </draw:polygon>
        <draw:polygon draw:style-name="gr4" draw:text-style-name="P3" draw:layer="layout" svg:width="10.486cm" svg:height="0.017cm" svg:x="8.005cm" svg:y="10.638cm" svg:viewBox="0 0 10487 18" draw:points="0,18 10487,18 10487,0 0,0">
          <text:p/>
        </draw:polygon>
        <draw:polygon draw:style-name="gr4" draw:text-style-name="P3" draw:layer="layout" svg:width="0.017cm" svg:height="0.017cm" svg:x="18.491cm" svg:y="10.638cm" svg:viewBox="0 0 18 18" draw:points="0,18 18,18 18,0 0,0">
          <text:p/>
        </draw:polygon>
        <draw:polygon draw:style-name="gr4" draw:text-style-name="P3" draw:layer="layout" svg:width="0.017cm" svg:height="0.973cm" svg:x="2.489cm" svg:y="10.655cm" svg:viewBox="0 0 18 974" draw:points="0,974 18,974 18,0 0,0">
          <text:p/>
        </draw:polygon>
        <draw:polygon draw:style-name="gr4" draw:text-style-name="P3" draw:layer="layout" svg:width="0.017cm" svg:height="0.973cm" svg:x="7.988cm" svg:y="10.655cm" svg:viewBox="0 0 18 974" draw:points="0,974 18,974 18,0 0,0">
          <text:p/>
        </draw:polygon>
        <draw:polygon draw:style-name="gr4" draw:text-style-name="P3" draw:layer="layout" svg:width="0.017cm" svg:height="0.973cm" svg:x="18.491cm" svg:y="10.655cm" svg:viewBox="0 0 18 974" draw:points="0,974 18,974 18,0 0,0">
          <text:p/>
        </draw:polygon>
        <draw:frame draw:style-name="gr17" draw:text-style-name="P6" draw:layer="layout" svg:width="0.422cm" svg:height="0.424cm" svg:x="8.191cm" svg:y="11.223cm">
          <draw:text-box>
            <text:p text:style-name="P1"><text:span text:style-name="T3"><text:s/></text:span></text:p>
          </draw:text-box>
        </draw:frame>
        <draw:frame draw:style-name="gr35" draw:text-style-name="P6" draw:layer="layout" svg:width="2.415cm" svg:height="0.424cm" svg:x="3.16cm" svg:y="11.995cm">
          <draw:text-box>
            <text:p text:style-name="P1"><text:span text:style-name="T3"><text:s/></text:span><text:span text:style-name="T3">Verbundtest</text:span></text:p>
          </draw:text-box>
        </draw:frame>
        <draw:frame draw:style-name="gr36" draw:text-style-name="P6" draw:layer="layout" svg:width="9.832cm" svg:height="0.424cm" svg:x="8.191cm" svg:y="11.727cm">
          <draw:text-box>
            <text:p text:style-name="P1"><text:span text:style-name="T3">… </text:span><text:span text:style-name="T3">des fehlerfreien Zusammenwirkens mehrerer Mo-</text:span></text:p>
          </draw:text-box>
        </draw:frame>
        <draw:polygon draw:style-name="gr4" draw:text-style-name="P3" draw:layer="layout" svg:width="0.017cm" svg:height="0.017cm" svg:x="2.489cm" svg:y="11.628cm" svg:viewBox="0 0 18 18" draw:points="0,18 18,18 18,0 0,0">
          <text:p/>
        </draw:polygon>
        <draw:polygon draw:style-name="gr4" draw:text-style-name="P3" draw:layer="layout" svg:width="5.482cm" svg:height="0.017cm" svg:x="2.506cm" svg:y="11.628cm" svg:viewBox="0 0 5483 18" draw:points="0,18 5483,18 5483,0 0,0">
          <text:p/>
        </draw:polygon>
        <draw:polygon draw:style-name="gr4" draw:text-style-name="P3" draw:layer="layout" svg:width="0.017cm" svg:height="0.017cm" svg:x="7.988cm" svg:y="11.628cm" svg:viewBox="0 0 18 18" draw:points="0,18 18,18 18,0 0,0">
          <text:p/>
        </draw:polygon>
        <draw:polygon draw:style-name="gr4" draw:text-style-name="P3" draw:layer="layout" svg:width="10.486cm" svg:height="0.017cm" svg:x="8.005cm" svg:y="11.628cm" svg:viewBox="0 0 10487 18" draw:points="0,18 10487,18 10487,0 0,0">
          <text:p/>
        </draw:polygon>
        <draw:polygon draw:style-name="gr4" draw:text-style-name="P3" draw:layer="layout" svg:width="0.017cm" svg:height="0.017cm" svg:x="18.491cm" svg:y="11.628cm" svg:viewBox="0 0 18 18" draw:points="0,18 18,18 18,0 0,0">
          <text:p/>
        </draw:polygon>
        <draw:polygon draw:style-name="gr4" draw:text-style-name="P3" draw:layer="layout" svg:width="0.017cm" svg:height="0.974cm" svg:x="2.489cm" svg:y="11.645cm" svg:viewBox="0 0 18 975" draw:points="0,975 18,975 18,0 0,0">
          <text:p/>
        </draw:polygon>
        <draw:polygon draw:style-name="gr4" draw:text-style-name="P3" draw:layer="layout" svg:width="0.017cm" svg:height="0.974cm" svg:x="7.988cm" svg:y="11.645cm" svg:viewBox="0 0 18 975" draw:points="0,975 18,975 18,0 0,0">
          <text:p/>
        </draw:polygon>
        <draw:polygon draw:style-name="gr4" draw:text-style-name="P3" draw:layer="layout" svg:width="0.017cm" svg:height="0.974cm" svg:x="18.491cm" svg:y="11.645cm" svg:viewBox="0 0 18 975" draw:points="0,975 18,975 18,0 0,0">
          <text:p/>
        </draw:polygon>
        <draw:frame draw:style-name="gr37" draw:text-style-name="P6" draw:layer="layout" svg:width="0.925cm" svg:height="0.424cm" svg:x="8.191cm" svg:y="12.214cm">
          <draw:text-box>
            <text:p text:style-name="P1"><text:span text:style-name="T3">dule </text:span></text:p>
          </draw:text-box>
        </draw:frame>
        <draw:frame draw:style-name="gr38" draw:text-style-name="P6" draw:layer="layout" svg:width="2.221cm" svg:height="0.424cm" svg:x="3.036cm" svg:y="6.915cm">
          <draw:text-box>
            <text:p text:style-name="P1"><text:span text:style-name="T3"><text:s/></text:span><text:span text:style-name="T3">Systemtest</text:span></text:p>
          </draw:text-box>
        </draw:frame>
        <draw:frame draw:style-name="gr39" draw:text-style-name="P6" draw:layer="layout" svg:width="9.625cm" svg:height="0.424cm" svg:x="8.191cm" svg:y="12.722cm">
          <draw:text-box>
            <text:p text:style-name="P1"><text:span text:style-name="T3">… </text:span><text:span text:style-name="T3">des fehlerfreien Zusammenwirkens von System-</text:span></text:p>
          </draw:text-box>
        </draw:frame>
        <draw:polygon draw:style-name="gr4" draw:text-style-name="P3" draw:layer="layout" svg:width="0.017cm" svg:height="0.017cm" svg:x="2.489cm" svg:y="12.619cm" svg:viewBox="0 0 18 18" draw:points="0,18 18,18 18,0 0,0">
          <text:p/>
        </draw:polygon>
        <draw:polygon draw:style-name="gr4" draw:text-style-name="P3" draw:layer="layout" svg:width="5.482cm" svg:height="0.017cm" svg:x="2.506cm" svg:y="12.619cm" svg:viewBox="0 0 5483 18" draw:points="0,18 5483,18 5483,0 0,0">
          <text:p/>
        </draw:polygon>
        <draw:polygon draw:style-name="gr4" draw:text-style-name="P3" draw:layer="layout" svg:width="0.017cm" svg:height="0.017cm" svg:x="7.988cm" svg:y="12.619cm" svg:viewBox="0 0 18 18" draw:points="0,18 18,18 18,0 0,0">
          <text:p/>
        </draw:polygon>
        <draw:polygon draw:style-name="gr4" draw:text-style-name="P3" draw:layer="layout" svg:width="10.486cm" svg:height="0.017cm" svg:x="8.005cm" svg:y="12.619cm" svg:viewBox="0 0 10487 18" draw:points="0,18 10487,18 10487,0 0,0">
          <text:p/>
        </draw:polygon>
        <draw:polygon draw:style-name="gr4" draw:text-style-name="P3" draw:layer="layout" svg:width="0.017cm" svg:height="0.017cm" svg:x="18.491cm" svg:y="12.619cm" svg:viewBox="0 0 18 18" draw:points="0,18 18,18 18,0 0,0">
          <text:p/>
        </draw:polygon>
        <draw:polygon draw:style-name="gr4" draw:text-style-name="P3" draw:layer="layout" svg:width="0.017cm" svg:height="0.978cm" svg:x="2.489cm" svg:y="12.636cm" svg:viewBox="0 0 18 979" draw:points="0,979 18,979 18,0 0,0">
          <text:p/>
        </draw:polygon>
        <draw:polygon draw:style-name="gr4" draw:text-style-name="P3" draw:layer="layout" svg:width="0.017cm" svg:height="0.978cm" svg:x="7.988cm" svg:y="12.636cm" svg:viewBox="0 0 18 979" draw:points="0,979 18,979 18,0 0,0">
          <text:p/>
        </draw:polygon>
        <draw:polygon draw:style-name="gr4" draw:text-style-name="P3" draw:layer="layout" svg:width="0.017cm" svg:height="0.978cm" svg:x="18.491cm" svg:y="12.636cm" svg:viewBox="0 0 18 979" draw:points="0,979 18,979 18,0 0,0">
          <text:p/>
        </draw:polygon>
        <draw:frame draw:style-name="gr40" draw:text-style-name="P6" draw:layer="layout" svg:width="2.699cm" svg:height="0.424cm" svg:x="8.191cm" svg:y="13.208cm">
          <draw:text-box>
            <text:p text:style-name="P1"><text:span text:style-name="T3">komponenten </text:span></text:p>
          </draw:text-box>
        </draw:frame>
        <draw:frame draw:style-name="gr41" draw:text-style-name="P6" draw:layer="layout" svg:width="3.118cm" svg:height="0.424cm" svg:x="2.774cm" svg:y="10.936cm">
          <draw:text-box>
            <text:p text:style-name="P1"><text:span text:style-name="T3"><text:s/></text:span><text:span text:style-name="T3">Schreibtischtest</text:span></text:p>
          </draw:text-box>
        </draw:frame>
        <draw:frame draw:style-name="gr42" draw:text-style-name="P6" draw:layer="layout" svg:width="9.565cm" svg:height="0.424cm" svg:x="8.191cm" svg:y="13.712cm">
          <draw:text-box>
            <text:p text:style-name="P1"><text:span text:style-name="T3">… </text:span><text:span text:style-name="T3">unter Mitwirkung des Auftraggebers, z.B. Alpha-</text:span></text:p>
          </draw:text-box>
        </draw:frame>
        <draw:polygon draw:style-name="gr4" draw:text-style-name="P3" draw:layer="layout" svg:width="0.017cm" svg:height="0.017cm" svg:x="2.489cm" svg:y="13.614cm" svg:viewBox="0 0 18 18" draw:points="0,18 18,18 18,0 0,0">
          <text:p/>
        </draw:polygon>
        <draw:polygon draw:style-name="gr4" draw:text-style-name="P3" draw:layer="layout" svg:width="5.482cm" svg:height="0.017cm" svg:x="2.506cm" svg:y="13.614cm" svg:viewBox="0 0 5483 18" draw:points="0,18 5483,18 5483,0 0,0">
          <text:p/>
        </draw:polygon>
        <draw:polygon draw:style-name="gr4" draw:text-style-name="P3" draw:layer="layout" svg:width="0.017cm" svg:height="0.017cm" svg:x="7.988cm" svg:y="13.614cm" svg:viewBox="0 0 18 18" draw:points="0,18 18,18 18,0 0,0">
          <text:p/>
        </draw:polygon>
        <draw:polygon draw:style-name="gr4" draw:text-style-name="P3" draw:layer="layout" svg:width="10.486cm" svg:height="0.017cm" svg:x="8.005cm" svg:y="13.614cm" svg:viewBox="0 0 10487 18" draw:points="0,18 10487,18 10487,0 0,0">
          <text:p/>
        </draw:polygon>
        <draw:polygon draw:style-name="gr4" draw:text-style-name="P3" draw:layer="layout" svg:width="0.017cm" svg:height="0.017cm" svg:x="18.491cm" svg:y="13.614cm" svg:viewBox="0 0 18 18" draw:points="0,18 18,18 18,0 0,0">
          <text:p/>
        </draw:polygon>
        <draw:polygon draw:style-name="gr4" draw:text-style-name="P3" draw:layer="layout" svg:width="0.017cm" svg:height="0.973cm" svg:x="2.489cm" svg:y="13.631cm" svg:viewBox="0 0 18 974" draw:points="0,974 18,974 18,0 0,0">
          <text:p/>
        </draw:polygon>
        <draw:polygon draw:style-name="gr4" draw:text-style-name="P3" draw:layer="layout" svg:width="0.017cm" svg:height="0.017cm" svg:x="2.489cm" svg:y="14.604cm" svg:viewBox="0 0 18 18" draw:points="0,18 18,18 18,0 0,0">
          <text:p/>
        </draw:polygon>
        <draw:polygon draw:style-name="gr4" draw:text-style-name="P3" draw:layer="layout" svg:width="0.017cm" svg:height="0.017cm" svg:x="2.489cm" svg:y="14.604cm" svg:viewBox="0 0 18 18" draw:points="0,18 18,18 18,0 0,0">
          <text:p/>
        </draw:polygon>
        <draw:polygon draw:style-name="gr4" draw:text-style-name="P3" draw:layer="layout" svg:width="5.482cm" svg:height="0.017cm" svg:x="2.506cm" svg:y="14.604cm" svg:viewBox="0 0 5483 18" draw:points="0,18 5483,18 5483,0 0,0">
          <text:p/>
        </draw:polygon>
        <draw:polygon draw:style-name="gr4" draw:text-style-name="P3" draw:layer="layout" svg:width="0.017cm" svg:height="0.973cm" svg:x="7.988cm" svg:y="13.631cm" svg:viewBox="0 0 18 974" draw:points="0,974 18,974 18,0 0,0">
          <text:p/>
        </draw:polygon>
        <draw:polygon draw:style-name="gr4" draw:text-style-name="P3" draw:layer="layout" svg:width="0.017cm" svg:height="0.017cm" svg:x="7.988cm" svg:y="14.604cm" svg:viewBox="0 0 18 18" draw:points="0,18 18,18 18,0 0,0">
          <text:p/>
        </draw:polygon>
        <draw:polygon draw:style-name="gr4" draw:text-style-name="P3" draw:layer="layout" svg:width="10.486cm" svg:height="0.017cm" svg:x="8.005cm" svg:y="14.604cm" svg:viewBox="0 0 10487 18" draw:points="0,18 10487,18 10487,0 0,0">
          <text:p/>
        </draw:polygon>
        <draw:polygon draw:style-name="gr4" draw:text-style-name="P3" draw:layer="layout" svg:width="0.017cm" svg:height="0.973cm" svg:x="18.491cm" svg:y="13.631cm" svg:viewBox="0 0 18 974" draw:points="0,974 18,974 18,0 0,0">
          <text:p/>
        </draw:polygon>
        <draw:polygon draw:style-name="gr4" draw:text-style-name="P3" draw:layer="layout" svg:width="0.017cm" svg:height="0.017cm" svg:x="18.491cm" svg:y="14.604cm" svg:viewBox="0 0 18 18" draw:points="0,18 18,18 18,0 0,0">
          <text:p/>
        </draw:polygon>
        <draw:polygon draw:style-name="gr4" draw:text-style-name="P3" draw:layer="layout" svg:width="0.017cm" svg:height="0.017cm" svg:x="18.491cm" svg:y="14.604cm" svg:viewBox="0 0 18 18" draw:points="0,18 18,18 18,0 0,0">
          <text:p/>
        </draw:polygon>
        <draw:frame draw:style-name="gr43" draw:text-style-name="P6" draw:layer="layout" svg:width="2.606cm" svg:height="0.424cm" svg:x="8.191cm" svg:y="14.199cm">
          <draw:text-box>
            <text:p text:style-name="P1"><text:span text:style-name="T3">test, Betatest </text:span></text:p>
          </draw:text-box>
        </draw:frame>
        <draw:frame draw:style-name="gr17" draw:text-style-name="P6" draw:layer="layout" svg:width="0.422cm" svg:height="0.424cm" svg:x="2.498cm" svg:y="14.703cm">
          <draw:text-box>
            <text:p text:style-name="P1"><text:span text:style-name="T3"><text:s/></text:span></text:p>
          </draw:text-box>
        </draw:frame>
        <draw:polygon draw:style-name="gr4" draw:text-style-name="P3" draw:layer="layout" svg:width="11.409cm" svg:height="0.043cm" svg:x="2.497cm" svg:y="15.544cm" svg:viewBox="0 0 11410 44" draw:points="0,44 11410,44 11410,0 0,0">
          <text:p/>
        </draw:polygon>
        <draw:frame draw:style-name="gr44" draw:text-style-name="P6" draw:layer="layout" svg:width="11.538cm" svg:height="0.424cm" svg:x="2.498cm" svg:y="15.19cm">
          <draw:text-box>
            <text:p text:style-name="P1"><text:span text:style-name="T2">Unterscheidung von White-Box-Test und Black-Box-Test </text:span></text:p>
          </draw:text-box>
        </draw:frame>
        <draw:frame draw:style-name="gr17" draw:text-style-name="P6" draw:layer="layout" svg:width="0.422cm" svg:height="0.424cm" svg:x="2.498cm" svg:y="15.676cm">
          <draw:text-box>
            <text:p text:style-name="P1"><text:span text:style-name="T3"><text:s/></text:span></text:p>
          </draw:text-box>
        </draw:frame>
        <draw:frame draw:style-name="gr45" draw:text-style-name="P6" draw:layer="layout" svg:width="3.363cm" svg:height="0.424cm" svg:x="2.498cm" svg:y="16.163cm">
          <draw:text-box>
            <text:p text:style-name="P1"><text:span text:style-name="T2">White-Box-Test: </text:span></text:p>
          </draw:text-box>
        </draw:frame>
        <draw:frame draw:style-name="gr17" draw:text-style-name="P6" draw:layer="layout" svg:width="0.422cm" svg:height="0.424cm" svg:x="2.498cm" svg:y="16.65cm">
          <draw:text-box>
            <text:p text:style-name="P1"><text:span text:style-name="T3"><text:s/></text:span></text:p>
          </draw:text-box>
        </draw:frame>
        <draw:frame draw:style-name="gr46" draw:text-style-name="P6" draw:layer="layout" svg:width="15.649cm" svg:height="0.424cm" svg:x="2.498cm" svg:y="17.137cm">
          <draw:text-box>
            <text:p text:style-name="P1"><text:span text:style-name="T3">„</text:span><text:span text:style-name="T3">Bei diesem Verfahren stehen dem Tester Informationen über den internen Aufbau </text:span></text:p>
          </draw:text-box>
        </draw:frame>
        <draw:frame draw:style-name="gr47" draw:text-style-name="P6" draw:layer="layout" svg:width="16.114cm" svg:height="0.424cm" svg:x="2.498cm" svg:y="17.624cm">
          <draw:text-box>
            <text:p text:style-name="P1"><text:span text:style-name="T3">des Testobjekts zur Verfügung. In der Regel stammen solche Informationen aus dem </text:span></text:p>
          </draw:text-box>
        </draw:frame>
        <draw:frame draw:style-name="gr48" draw:text-style-name="P6" draw:layer="layout" svg:width="15.894cm" svg:height="0.424cm" svg:x="2.498cm" svg:y="18.111cm">
          <draw:text-box>
            <text:p text:style-name="P1"><text:span text:style-name="T3">Programmquellcode, so dass dieses Verfahren auch als codebasierter Test bezeich-</text:span></text:p>
          </draw:text-box>
        </draw:frame>
        <draw:frame draw:style-name="gr49" draw:text-style-name="P6" draw:layer="layout" svg:width="15.255cm" svg:height="0.424cm" svg:x="2.498cm" svg:y="18.597cm">
          <draw:text-box>
            <text:p text:style-name="P1"><text:span text:style-name="T3">net wird. Natürlich muss die Spezifikation des Testobjekts vorhanden sein, damit </text:span></text:p>
          </draw:text-box>
        </draw:frame>
        <draw:frame draw:style-name="gr50" draw:text-style-name="P6" draw:layer="layout" svg:width="15.826cm" svg:height="0.424cm" svg:x="2.498cm" svg:y="19.084cm">
          <draw:text-box>
            <text:p text:style-name="P1"><text:span text:style-name="T3">nach der Abarbeitung eines Testfalls das Testergebnis auch in Form eines anschlie-</text:span></text:p>
          </draw:text-box>
        </draw:frame>
        <draw:frame draw:style-name="gr51" draw:text-style-name="P6" draw:layer="layout" svg:width="15.797cm" svg:height="0.424cm" svg:x="2.498cm" svg:y="19.571cm">
          <draw:text-box>
            <text:p text:style-name="P1"><text:span text:style-name="T3">ßenden Urteils als bestanden oder verfehlt bestimmt werden kann. Die Testfallablei-</text:span></text:p>
          </draw:text-box>
        </draw:frame>
        <draw:frame draw:style-name="gr52" draw:text-style-name="P6" draw:layer="layout" svg:width="15.157cm" svg:height="0.424cm" svg:x="2.498cm" svg:y="20.058cm">
          <draw:text-box>
            <text:p text:style-name="P1"><text:span text:style-name="T3">tung orientiert sich bei diesem Verfahren an der Zielstellung, möglichst viele Pro-</text:span></text:p>
          </draw:text-box>
        </draw:frame>
        <draw:frame draw:style-name="gr53" draw:text-style-name="P6" draw:layer="layout" svg:width="15.543cm" svg:height="0.424cm" svg:x="2.498cm" svg:y="20.545cm">
          <draw:text-box>
            <text:p text:style-name="P1"><text:span text:style-name="T3">grammteile durch die Menge an Testfällen abzudecken, d.h., diese Programmteile </text:span></text:p>
          </draw:text-box>
        </draw:frame>
        <draw:frame draw:style-name="gr54" draw:text-style-name="P6" draw:layer="layout" svg:width="2.72cm" svg:height="0.424cm" svg:x="2.498cm" svg:y="21.032cm">
          <draw:text-box>
            <text:p text:style-name="P1"><text:span text:style-name="T3">auszuführen.“ </text:span></text:p>
          </draw:text-box>
        </draw:frame>
        <draw:frame draw:style-name="gr17" draw:text-style-name="P6" draw:layer="layout" svg:width="0.422cm" svg:height="0.424cm" svg:x="2.498cm" svg:y="21.518cm">
          <draw:text-box>
            <text:p text:style-name="P1"><text:span text:style-name="T3"><text:s/></text:span></text:p>
          </draw:text-box>
        </draw:frame>
        <draw:frame draw:style-name="gr55" draw:text-style-name="P6" draw:layer="layout" svg:width="3.346cm" svg:height="0.424cm" svg:x="2.498cm" svg:y="22.005cm">
          <draw:text-box>
            <text:p text:style-name="P1"><text:span text:style-name="T2">Black-Box-Test: </text:span></text:p>
          </draw:text-box>
        </draw:frame>
        <draw:frame draw:style-name="gr17" draw:text-style-name="P6" draw:layer="layout" svg:width="0.422cm" svg:height="0.424cm" svg:x="2.498cm" svg:y="22.492cm">
          <draw:text-box>
            <text:p text:style-name="P1"><text:span text:style-name="T3"><text:s/></text:span></text:p>
          </draw:text-box>
        </draw:frame>
        <draw:frame draw:style-name="gr56" draw:text-style-name="P6" draw:layer="layout" svg:width="15.941cm" svg:height="0.424cm" svg:x="2.498cm" svg:y="22.979cm">
          <draw:text-box>
            <text:p text:style-name="P1"><text:span text:style-name="T3">„</text:span><text:span text:style-name="T3">Das Verfahren basiert auf der Idee, dass die Testfälle aus den Programmspezifikati-</text:span></text:p>
          </draw:text-box>
        </draw:frame>
        <draw:frame draw:style-name="gr57" draw:text-style-name="P6" draw:layer="layout" svg:width="16.139cm" svg:height="0.424cm" svg:x="2.498cm" svg:y="23.466cm">
          <draw:text-box>
            <text:p text:style-name="P1"><text:span text:style-name="T3">onen abgeleitet werden, daher wird hier der Quellcode nicht benötigt. Das Ziel dieses </text:span></text:p>
          </draw:text-box>
        </draw:frame>
        <draw:frame draw:style-name="gr58" draw:text-style-name="P6" draw:layer="layout" svg:width="15.835cm" svg:height="0.424cm" svg:x="2.498cm" svg:y="23.953cm">
          <draw:text-box>
            <text:p text:style-name="P1"><text:span text:style-name="T3">Verfahrens besteht in einer möglichst umfassenden, aber redundanzarmen Prüfung </text:span></text:p>
          </draw:text-box>
        </draw:frame>
        <draw:frame draw:style-name="gr18" draw:text-style-name="P6" draw:layer="layout" svg:width="16.012cm" svg:height="0.424cm" svg:x="2.498cm" svg:y="24.439cm">
          <draw:text-box>
            <text:p text:style-name="P1"><text:span text:style-name="T3">der spezifizierten Funktionalität. Der zukünftige Anwender ist hier ein geeigneter Tes-</text:span></text:p>
          </draw:text-box>
        </draw:frame>
        <draw:frame draw:style-name="gr59" draw:text-style-name="P6" draw:layer="layout" svg:width="15.758cm" svg:height="0.424cm" svg:x="2.498cm" svg:y="24.926cm">
          <draw:text-box>
            <text:p text:style-name="P1"><text:span text:style-name="T3">ter, denn er kennt die geforderte Funktionalität am besten. Das prinzipielle Problem </text:span></text:p>
          </draw:text-box>
        </draw:frame>
        <draw:frame draw:style-name="gr60" draw:text-style-name="P6" draw:layer="layout" svg:width="15.449cm" svg:height="0.424cm" svg:x="2.498cm" svg:y="25.413cm">
          <draw:text-box>
            <text:p text:style-name="P1"><text:span text:style-name="T3">bei diesem Verfahren liegt in der Tatsache begründet, dass der Bereich der mögli-</text:span></text:p>
          </draw:text-box>
        </draw:frame>
        <draw:frame draw:style-name="gr61" draw:text-style-name="P6" draw:layer="layout" svg:width="11.106cm" svg:height="0.424cm" svg:x="2.498cm" svg:y="25.9cm">
          <draw:text-box>
            <text:p text:style-name="P1"><text:span text:style-name="T3">chen Eingabewerte sehr groß bis unendlich werden kann.“ </text:span></text:p>
          </draw:text-box>
        </draw:frame>
        <draw:frame draw:style-name="gr17" draw:text-style-name="P6" draw:layer="layout" svg:width="0.422cm" svg:height="0.424cm" svg:x="2.498cm" svg:y="26.387cm">
          <draw:text-box>
            <text:p text:style-name="P1"><text:span text:style-name="T3"><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2.4cm" fo:margin-right="1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7-05T12:04:42.473220189</dc:date>
    <meta:editing-duration>PT12M8S</meta:editing-duration>
    <meta:editing-cycles>2</meta:editing-cycles>
    <meta:generator>LibreOffice/7.3.4.2$Linux_X86_64 LibreOffice_project/30$Build-2</meta:generator>
    <meta:document-statistic meta:object-count="226"/>
  </office:meta>
</office:document-meta>
</file>